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Mono" style:font-name-asian="Liberation Mono" style:font-name-complex="Liberation Mono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X" table:style-name="ta1">
        <table:shapes>
          <draw:frame draw:z-index="1" draw:id="id0" draw:style-name="a0" draw:name="Gráfico 1" svg:x="6.11417in" svg:y="0.14685in" svg:width="8.91181in" svg:height="5.01654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2">
            <text:p>Alpha = 0,0</text:p>
          </table:table-cell>
          <table:table-cell office:value-type="string" table:style-name="ce2">
            <text:p>Alpha = 0,1</text:p>
          </table:table-cell>
          <table:table-cell office:value-type="string" table:style-name="ce2">
            <text:p>Alpha = 0,2</text:p>
          </table:table-cell>
          <table:table-cell office:value-type="string" table:style-name="ce2">
            <text:p>Alpha = 0,3</text:p>
          </table:table-cell>
          <table:table-cell office:value-type="string" table:style-name="ce2">
            <text:p>Alpha = 0,4</text:p>
          </table:table-cell>
          <table:table-cell office:value-type="string" table:style-name="ce2">
            <text:p>Alpha = 0,5</text:p>
          </table:table-cell>
          <table:table-cell office:value-type="string" table:style-name="ce2">
            <text:p>Alpha = 0,6</text:p>
          </table:table-cell>
          <table:table-cell office:value-type="string" table:style-name="ce2">
            <text:p>Alpha = 0,7</text:p>
          </table:table-cell>
          <table:table-cell office:value-type="string" table:style-name="ce2">
            <text:p>Alpha = 0,8</text:p>
          </table:table-cell>
          <table:table-cell office:value-type="string" table:style-name="ce2">
            <text:p>Alpha = 0,9</text:p>
          </table:table-cell>
          <table:table-cell office:value-type="string" table:style-name="ce2">
            <text:p>Alpha = 1,0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0.2" table:style-name="ce1">
            <text:p>-0.2</text:p>
          </table:table-cell>
          <table:table-cell office:value-type="float" office:value="0.2" table:style-name="ce1">
            <text:p>0.2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1" table:style-name="ce1">
            <text:p>-0.1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0.3" table:style-name="ce1">
            <text:p>0.3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0.7" table:style-name="ce1">
            <text:p>0.7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0.36666700000000002" table:style-name="ce1">
            <text:p>0.366667</text:p>
          </table:table-cell>
          <table:table-cell table:number-columns-repeated="1637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0" table:style-name="ce1">
            <text:p>0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53333299999999995" table:style-name="ce1">
            <text:p>0.533333</text:p>
          </table:table-cell>
          <table:table-cell office:value-type="float" office:value="0.7" table:style-name="ce1">
            <text:p>0.7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0.9" table:style-name="ce1">
            <text:p>0.9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0.3" table:style-name="ce1">
            <text:p>0.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3" table:style-name="ce1">
            <text:p>0.3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6" table:style-name="ce1">
            <text:p>0.6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1.3" table:style-name="ce1">
            <text:p>1.3</text:p>
          </table:table-cell>
          <table:table-cell office:value-type="float" office:value="1.3333330000000001" table:style-name="ce1">
            <text:p>1.333333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0.9" table:style-name="ce1">
            <text:p>0.9</text:p>
          </table:table-cell>
          <table:table-cell office:value-type="float" office:value="1.8333330000000001" table:style-name="ce1">
            <text:p>1.833333</text:p>
          </table:table-cell>
          <table:table-cell table:number-columns-repeated="1637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0.3" table:style-name="ce1">
            <text:p>0.3</text:p>
          </table:table-cell>
          <table:table-cell office:value-type="float" office:value="1.1333329999999999" table:style-name="ce1">
            <text:p>1.133333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0.3" table:style-name="ce1">
            <text:p>0.3</text:p>
          </table:table-cell>
          <table:table-cell office:value-type="float" office:value="1.733333" table:style-name="ce1">
            <text:p>1.733333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1.5" table:style-name="ce1">
            <text:p>1.5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2.3666670000000001" table:style-name="ce1">
            <text:p>2.366667</text:p>
          </table:table-cell>
          <table:table-cell office:value-type="float" office:value="1.933333" table:style-name="ce1">
            <text:p>1.933333</text:p>
          </table:table-cell>
          <table:table-cell table:number-columns-repeated="1637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1.266667" table:style-name="ce1">
            <text:p>1.2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0.96666700000000005" table:style-name="ce1">
            <text:p>0.9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1.8666670000000001" table:style-name="ce1">
            <text:p>1.86666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566667" table:style-name="ce1">
            <text:p>1.566667</text:p>
          </table:table-cell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-0.4" table:style-name="ce1">
            <text:p>-0.4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066667" table:style-name="ce1">
            <text:p>1.06666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2.233333" table:style-name="ce1">
            <text:p>2.2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2.1666669999999999" table:style-name="ce1">
            <text:p>2.1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1.9666669999999999" table:style-name="ce1">
            <text:p>1.966667</text:p>
          </table:table-cell>
          <table:table-cell table:number-columns-repeated="1637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1.766667" table:style-name="ce1">
            <text:p>1.7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2.233333" table:style-name="ce1">
            <text:p>2.233333</text:p>
          </table:table-cell>
          <table:table-cell office:value-type="float" office:value="2.5333329999999998" table:style-name="ce1">
            <text:p>2.533333</text:p>
          </table:table-cell>
          <table:table-cell office:value-type="float" office:value="3.6" table:style-name="ce1">
            <text:p>3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" table:style-name="ce1">
            <text:p>2.6</text:p>
          </table:table-cell>
          <table:table-cell office:value-type="float" office:value="1.8" table:style-name="ce1">
            <text:p>1.8</text:p>
          </table:table-cell>
          <table:table-cell table:number-columns-repeated="1637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0333329999999998" table:style-name="ce1">
            <text:p>2.0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66667" table:style-name="ce1">
            <text:p>2.266667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3.2" table:style-name="ce1">
            <text:p>3.2</text:p>
          </table:table-cell>
          <table:table-cell office:value-type="float" office:value="2.266667" table:style-name="ce1">
            <text:p>2.266667</text:p>
          </table:table-cell>
          <table:table-cell office:value-type="float" office:value="3.5666669999999998" table:style-name="ce1">
            <text:p>3.566667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-0.5" table:style-name="ce1">
            <text:p>-0.5</text:p>
          </table:table-cell>
          <table:table-cell office:value-type="float" office:value="1.233333" table:style-name="ce1">
            <text:p>1.233333</text:p>
          </table:table-cell>
          <table:table-cell office:value-type="float" office:value="1.6666669999999999" table:style-name="ce1">
            <text:p>1.666667</text:p>
          </table:table-cell>
          <table:table-cell office:value-type="float" office:value="1.933333" table:style-name="ce1">
            <text:p>1.933333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2.7" table:style-name="ce1">
            <text:p>2.7</text:p>
          </table:table-cell>
          <table:table-cell office:value-type="float" office:value="3.1666669999999999" table:style-name="ce1">
            <text:p>3.166667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333329999999999" table:style-name="ce1">
            <text:p>2.633333</text:p>
          </table:table-cell>
          <table:table-cell office:value-type="float" office:value="2.9" table:style-name="ce1">
            <text:p>2.9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" table:style-name="ce1">
            <text:p>4.2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2.9" table:style-name="ce1">
            <text:p>2.9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4.5333329999999998" table:style-name="ce1">
            <text:p>4.533333</text:p>
          </table:table-cell>
          <table:table-cell office:value-type="float" office:value="3.4" table:style-name="ce1">
            <text:p>3.4</text:p>
          </table:table-cell>
          <table:table-cell office:value-type="float" office:value="3.733333" table:style-name="ce1">
            <text:p>3.7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1666669999999999" table:style-name="ce1">
            <text:p>3.1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3.9666670000000002" table:style-name="ce1">
            <text:p>3.9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3.6" table:style-name="ce1">
            <text:p>3.6</text:p>
          </table:table-cell>
          <table:table-cell office:value-type="float" office:value="4.3333329999999997" table:style-name="ce1">
            <text:p>4.333333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-0.3" table:style-name="ce1">
            <text:p>-0.3</text:p>
          </table:table-cell>
          <table:table-cell office:value-type="float" office:value="3.5" table:style-name="ce1">
            <text:p>3.5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333329999999997" table:style-name="ce1">
            <text:p>4.833333</text:p>
          </table:table-cell>
          <table:table-cell office:value-type="float" office:value="4.7" table:style-name="ce1">
            <text:p>4.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4" table:style-name="ce1">
            <text:p>5.4</text:p>
          </table:table-cell>
          <table:table-cell office:value-type="float" office:value="4.0666669999999998" table:style-name="ce1">
            <text:p>4.066667</text:p>
          </table:table-cell>
          <table:table-cell office:value-type="float" office:value="4.1666670000000003" table:style-name="ce1">
            <text:p>4.166667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-0.8" table:style-name="ce1">
            <text:p>-0.8</text:p>
          </table:table-cell>
          <table:table-cell office:value-type="float" office:value="2.8666670000000001" table:style-name="ce1">
            <text:p>2.8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4.5" table:style-name="ce1">
            <text:p>4.5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233333" table:style-name="ce1">
            <text:p>5.233333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5333329999999998" table:style-name="ce1">
            <text:p>5.533333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3.0333329999999998" table:style-name="ce1">
            <text:p>3.033333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4.5" table:style-name="ce1">
            <text:p>4.5</text:p>
          </table:table-cell>
          <table:table-cell office:value-type="float" office:value="5.7" table:style-name="ce1">
            <text:p>5.7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8666669999999996" table:style-name="ce1">
            <text:p>4.866667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3.2" table:style-name="ce1">
            <text:p>3.2</text:p>
          </table:table-cell>
          <table:table-cell office:value-type="float" office:value="3.766667" table:style-name="ce1">
            <text:p>3.766667</text:p>
          </table:table-cell>
          <table:table-cell office:value-type="float" office:value="3.8333330000000001" table:style-name="ce1">
            <text:p>3.833333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5666669999999998" table:style-name="ce1">
            <text:p>5.5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5" table:style-name="ce1">
            <text:p>5.5</text:p>
          </table:table-cell>
          <table:table-cell office:value-type="float" office:value="5.233333" table:style-name="ce1">
            <text:p>5.2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4.733333" table:style-name="ce1">
            <text:p>4.733333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666669999999996" table:style-name="ce1">
            <text:p>4.866667</text:p>
          </table:table-cell>
          <table:table-cell office:value-type="float" office:value="5.4" table:style-name="ce1">
            <text:p>5.4</text:p>
          </table:table-cell>
          <table:table-cell office:value-type="float" office:value="5" table:style-name="ce1">
            <text:p>5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6.266667" table:style-name="ce1">
            <text:p>6.26666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4.9333330000000002" table:style-name="ce1">
            <text:p>4.933333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4.1666670000000003" table:style-name="ce1">
            <text:p>4.166667</text:p>
          </table:table-cell>
          <table:table-cell office:value-type="float" office:value="3.2" table:style-name="ce1">
            <text:p>3.2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5.9" table:style-name="ce1">
            <text:p>5.9</text:p>
          </table:table-cell>
          <table:table-cell office:value-type="float" office:value="6.3" table:style-name="ce1">
            <text:p>6.3</text:p>
          </table:table-cell>
          <table:table-cell office:value-type="float" office:value="5.9" table:style-name="ce1">
            <text:p>5.9</text:p>
          </table:table-cell>
          <table:table-cell office:value-type="float" office:value="6.2" table:style-name="ce1">
            <text:p>6.2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4.6333330000000004" table:style-name="ce1">
            <text:p>4.633333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" table:style-name="ce1">
            <text:p>6.4</text:p>
          </table:table-cell>
          <table:table-cell office:value-type="float" office:value="5.9" table:style-name="ce1">
            <text:p>5.9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3.6333329999999999" table:style-name="ce1">
            <text:p>3.633333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6" table:style-name="ce1">
            <text:p>5.6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5.2" table:style-name="ce1">
            <text:p>5.2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6.1" table:style-name="ce1">
            <text:p>6.1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2.9333330000000002" table:style-name="ce1">
            <text:p>2.933333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5" table:style-name="ce1">
            <text:p>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2" table:style-name="ce1">
            <text:p>6.2</text:p>
          </table:table-cell>
          <table:table-cell office:value-type="float" office:value="5.8" table:style-name="ce1">
            <text:p>5.8</text:p>
          </table:table-cell>
          <table:table-cell office:value-type="float" office:value="6.8333329999999997" table:style-name="ce1">
            <text:p>6.833333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-1.3" table:style-name="ce1">
            <text:p>-1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5.9666670000000002" table:style-name="ce1">
            <text:p>5.966667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-1.6333329999999999" table:style-name="ce1">
            <text:p>-1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" table:style-name="ce1">
            <text:p>5.8</text:p>
          </table:table-cell>
          <table:table-cell office:value-type="float" office:value="5.7" table:style-name="ce1">
            <text:p>5.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7.2" table:style-name="ce1">
            <text:p>7.2</text:p>
          </table:table-cell>
          <table:table-cell office:value-type="float" office:value="6.5" table:style-name="ce1">
            <text:p>6.5</text:p>
          </table:table-cell>
          <table:table-cell office:value-type="float" office:value="6.7" table:style-name="ce1">
            <text:p>6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3" table:style-name="ce1">
            <text:p>6.3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-0.9" table:style-name="ce1">
            <text:p>-0.9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3333329999999997" table:style-name="ce1">
            <text:p>5.333333</text:p>
          </table:table-cell>
          <table:table-cell office:value-type="float" office:value="6.1" table:style-name="ce1">
            <text:p>6.1</text:p>
          </table:table-cell>
          <table:table-cell office:value-type="float" office:value="6" table:style-name="ce1">
            <text:p>6</text:p>
          </table:table-cell>
          <table:table-cell office:value-type="float" office:value="5.766667" table:style-name="ce1">
            <text:p>5.766667</text:p>
          </table:table-cell>
          <table:table-cell office:value-type="float" office:value="6.3" table:style-name="ce1">
            <text:p>6.3</text:p>
          </table:table-cell>
          <table:table-cell office:value-type="float" office:value="6.9" table:style-name="ce1">
            <text:p>6.9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233333" table:style-name="ce1">
            <text:p>6.233333</text:p>
          </table:table-cell>
          <table:table-cell office:value-type="float" office:value="6.3" table:style-name="ce1">
            <text:p>6.3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3" table:style-name="ce1">
            <text:p>5.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7" table:style-name="ce1">
            <text:p>5.7</text:p>
          </table:table-cell>
          <table:table-cell office:value-type="float" office:value="6.5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5.9333330000000002" table:style-name="ce1">
            <text:p>5.9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5.733333" table:style-name="ce1">
            <text:p>5.733333</text:p>
          </table:table-cell>
          <table:table-cell office:value-type="float" office:value="6.3333329999999997" table:style-name="ce1">
            <text:p>6.333333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5.6" table:style-name="ce1">
            <text:p>5.6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7" table:style-name="ce1">
            <text:p>7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" table:style-name="ce1">
            <text:p>6.9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666670000000002" table:style-name="ce1">
            <text:p>6.466667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6.1" table:style-name="ce1">
            <text:p>6.1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7" table:style-name="ce1">
            <text:p>7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6.0666669999999998" table:style-name="ce1">
            <text:p>6.066667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-0.5" table:style-name="ce1">
            <text:p>-0.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" table:style-name="ce1">
            <text:p>6.6</text:p>
          </table:table-cell>
          <table:table-cell office:value-type="float" office:value="6.233333" table:style-name="ce1">
            <text:p>6.2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7" table:style-name="ce1">
            <text:p>6.7</text:p>
          </table:table-cell>
          <table:table-cell office:value-type="float" office:value="7.5" table:style-name="ce1">
            <text:p>7.5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-1.3666670000000001" table:style-name="ce1">
            <text:p>-1.366667</text:p>
          </table:table-cell>
          <table:table-cell office:value-type="float" office:value="6.1" table:style-name="ce1">
            <text:p>6.1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6" table:style-name="ce1">
            <text:p>6.6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7" table:style-name="ce1">
            <text:p>6.7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5" table:style-name="ce1">
            <text:p>6.5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2" table:style-name="ce1">
            <text:p>7.2</text:p>
          </table:table-cell>
          <table:table-cell office:value-type="float" office:value="7.5" table:style-name="ce1">
            <text:p>7.5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9666670000000002" table:style-name="ce1">
            <text:p>6.966667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6.8" table:style-name="ce1">
            <text:p>6.8</text:p>
          </table:table-cell>
          <table:table-cell office:value-type="float" office:value="6.733333" table:style-name="ce1">
            <text:p>6.733333</text:p>
          </table:table-cell>
          <table:table-cell office:value-type="float" office:value="6.7" table:style-name="ce1">
            <text:p>6.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" table:style-name="ce1">
            <text:p>7.6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" table:style-name="ce1">
            <text:p>7.4</text:p>
          </table:table-cell>
          <table:table-cell office:value-type="float" office:value="6.5333329999999998" table:style-name="ce1">
            <text:p>6.533333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2" table:style-name="ce1">
            <text:p>7.2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6.2" table:style-name="ce1">
            <text:p>6.2</text:p>
          </table:table-cell>
          <table:table-cell office:value-type="float" office:value="6.3" table:style-name="ce1">
            <text:p>6.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6666670000000003" table:style-name="ce1">
            <text:p>6.666667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-1.3" table:style-name="ce1">
            <text:p>-1.3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" table:style-name="ce1">
            <text:p>6.6</text:p>
          </table:table-cell>
          <table:table-cell office:value-type="float" office:value="7.5" table:style-name="ce1">
            <text:p>7.5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9" table:style-name="ce1">
            <text:p>6.9</text:p>
          </table:table-cell>
          <table:table-cell office:value-type="float" office:value="7.1" table:style-name="ce1">
            <text:p>7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6.5" table:style-name="ce1">
            <text:p>6.5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9" table:style-name="ce1">
            <text:p>6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" table:style-name="ce1">
            <text:p>7.4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6.9" table:style-name="ce1">
            <text:p>6.9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7" table:style-name="ce1">
            <text:p>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766667" table:style-name="ce1">
            <text:p>6.766667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" table:style-name="ce1">
            <text:p>7.4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" table:style-name="ce1">
            <text:p>7.3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.8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-0.3" table:style-name="ce1">
            <text:p>-0.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1" table:style-name="ce1">
            <text:p>7.1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7" table:style-name="ce1">
            <text:p>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" table:style-name="ce1">
            <text:p>7.2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" table:style-name="ce1">
            <text:p>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office:value-type="float" office:value="6.9" table:style-name="ce1">
            <text:p>6.9</text:p>
          </table:table-cell>
          <table:table-cell office:value-type="float" office:value="6.8" table:style-name="ce1">
            <text:p>6.8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8" table:style-name="ce1">
            <text:p>6.8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-0.7" table:style-name="ce1">
            <text:p>-0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7.1" table:style-name="ce1">
            <text:p>7.1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-0.9" table:style-name="ce1">
            <text:p>-0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" table:style-name="ce1">
            <text:p>7</text:p>
          </table:table-cell>
          <table:table-cell office:value-type="float" office:value="7.4" table:style-name="ce1">
            <text:p>7.4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3" table:style-name="ce1">
            <text:p>7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" table:style-name="ce1">
            <text:p>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4" table:style-name="ce1">
            <text:p>7.4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" table:style-name="ce1">
            <text:p>7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0333329999999998" table:style-name="ce1">
            <text:p>7.033333</text:p>
          </table:table-cell>
          <table:table-cell table:number-columns-repeated="1637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-0.7" table:style-name="ce1">
            <text:p>-0.7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9" table:style-name="ce1">
            <text:p>7.9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2" table:style-name="ce1">
            <text:p>7.2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4" table:style-name="ce1">
            <text:p>7.4</text:p>
          </table:table-cell>
          <table:table-cell office:value-type="float" office:value="7.2" table:style-name="ce1">
            <text:p>7.2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8" table:style-name="ce1">
            <text:p>6.8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4" table:style-name="ce1">
            <text:p>7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9" table:style-name="ce1">
            <text:p>7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-1.566667" table:style-name="ce1">
            <text:p>-1.566667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-0.3" table:style-name="ce1">
            <text:p>-0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-0.2" table:style-name="ce1">
            <text:p>-0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" table:style-name="ce1">
            <text:p>7.1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-0.1" table:style-name="ce1">
            <text:p>-0.1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5" table:style-name="ce1">
            <text:p>6.5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7" table:style-name="ce1">
            <text:p>7.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" table:style-name="ce1">
            <text:p>7.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-0.3" table:style-name="ce1">
            <text:p>-0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-0.9" table:style-name="ce1">
            <text:p>-0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" table:style-name="ce1">
            <text:p>7.4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-0.3" table:style-name="ce1">
            <text:p>-0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-0.9" table:style-name="ce1">
            <text:p>-0.9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7" table:style-name="ce1">
            <text:p>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-0.4" table:style-name="ce1">
            <text:p>-0.4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1" table:style-name="ce1">
            <text:p>7.1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" table:style-name="ce1">
            <text:p>8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" table:style-name="ce1">
            <text:p>7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766667" table:style-name="ce1">
            <text:p>6.766667</text:p>
          </table:table-cell>
          <table:table-cell table:number-columns-repeated="16372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-0.3" table:style-name="ce1">
            <text:p>-0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" table:style-name="ce1">
            <text:p>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-1" table:style-name="ce1">
            <text:p>-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-1.3" table:style-name="ce1">
            <text:p>-1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-0.7" table:style-name="ce1">
            <text:p>-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2" table:style-name="ce1">
            <text:p>7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-0.1" table:style-name="ce1">
            <text:p>-0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" table:style-name="ce1">
            <text:p>7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0666669999999998" table:style-name="ce1">
            <text:p>7.066667</text:p>
          </table:table-cell>
          <table:table-cell table:number-columns-repeated="16372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-0.5" table:style-name="ce1">
            <text:p>-0.5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2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-0.5" table:style-name="ce1">
            <text:p>-0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-0.3" table:style-name="ce1">
            <text:p>-0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-0.9" table:style-name="ce1">
            <text:p>-0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6" table:style-name="ce1">
            <text:p>8.6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-1.2" table:style-name="ce1">
            <text:p>-1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-0.2" table:style-name="ce1">
            <text:p>-0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" table:style-name="ce1">
            <text:p>7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" table:style-name="ce1">
            <text:p>8.5</text:p>
          </table:table-cell>
          <table:table-cell office:value-type="float" office:value="7.6" table:style-name="ce1">
            <text:p>7.6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-0.4" table:style-name="ce1">
            <text:p>-0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3" table:style-name="ce1">
            <text:p>7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-0.8" table:style-name="ce1">
            <text:p>-0.8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-0.2" table:style-name="ce1">
            <text:p>-0.2</text:p>
          </table:table-cell>
          <table:table-cell office:value-type="float" office:value="8.766667" table:style-name="ce1">
            <text:p>8.76666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7" table:style-name="ce1">
            <text:p>7.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-0.8" table:style-name="ce1">
            <text:p>-0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7.2" table:style-name="ce1">
            <text:p>7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" table:style-name="ce1">
            <text:p>7.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" table:style-name="ce1">
            <text:p>7.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2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0.5" table:style-name="ce1">
            <text:p>0.5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1" table:style-name="ce1">
            <text:p>7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-0.5" table:style-name="ce1">
            <text:p>-0.5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5" table:style-name="ce1">
            <text:p>8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-0.9" table:style-name="ce1">
            <text:p>-0.9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" table:style-name="ce1">
            <text:p>7.4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" table:style-name="ce1">
            <text:p>7.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" table:style-name="ce1">
            <text:p>8.1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-1.2" table:style-name="ce1">
            <text:p>-1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" table:style-name="ce1">
            <text:p>7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-1.1666669999999999" table:style-name="ce1">
            <text:p>-1.1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2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-1.1666669999999999" table:style-name="ce1">
            <text:p>-1.166667</text:p>
          </table:table-cell>
          <table:table-cell office:value-type="float" office:value="8.6" table:style-name="ce1">
            <text:p>8.6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3" table:style-name="ce1">
            <text:p>7.3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2" table:style-name="ce1">
            <text:p>7.2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-1.4" table:style-name="ce1">
            <text:p>-1.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table:number-columns-repeated="16372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-1.3666670000000001" table:style-name="ce1">
            <text:p>-1.366667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9" table:style-name="ce1">
            <text:p>8.9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5" table:style-name="ce1">
            <text:p>8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4" table:style-name="ce1">
            <text:p>7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" table:style-name="ce1">
            <text:p>7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5" table:style-name="ce1">
            <text:p>8.5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-0.5" table:style-name="ce1">
            <text:p>-0.5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" table:style-name="ce1">
            <text:p>7.5</text:p>
          </table:table-cell>
          <table:table-cell table:number-columns-repeated="16372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" table:style-name="ce1">
            <text:p>8.5</text:p>
          </table:table-cell>
          <table:table-cell office:value-type="float" office:value="8" table:style-name="ce1">
            <text:p>8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" table:style-name="ce1">
            <text:p>7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-1" table:style-name="ce1">
            <text:p>-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" table:style-name="ce1">
            <text:p>7.9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-0.9" table:style-name="ce1">
            <text:p>-0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-0.4" table:style-name="ce1">
            <text:p>-0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" table:style-name="ce1">
            <text:p>7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333330000000004" table:style-name="ce1">
            <text:p>7.133333</text:p>
          </table:table-cell>
          <table:table-cell table:number-columns-repeated="16372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-0.9" table:style-name="ce1">
            <text:p>-0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-0.3" table:style-name="ce1">
            <text:p>-0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1" table:style-name="ce1">
            <text:p>7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-0.5" table:style-name="ce1">
            <text:p>-0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4" table:style-name="ce1">
            <text:p>7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" table:style-name="ce1">
            <text:p>7.5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-0.6" table:style-name="ce1">
            <text:p>-0.6</text:p>
          </table:table-cell>
          <table:table-cell office:value-type="float" office:value="8.9" table:style-name="ce1">
            <text:p>8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1" table:style-name="ce1">
            <text:p>8.1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-0.6" table:style-name="ce1">
            <text:p>-0.6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" table:style-name="ce1">
            <text:p>7.2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-0.7" table:style-name="ce1">
            <text:p>-0.7</text:p>
          </table:table-cell>
          <table:table-cell office:value-type="float" office:value="9.266667" table:style-name="ce1">
            <text:p>9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3" table:style-name="ce1">
            <text:p>7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9.1" table:style-name="ce1">
            <text:p>9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2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-0.2" table:style-name="ce1">
            <text:p>-0.2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7.5" table:style-name="ce1">
            <text:p>7.5</text:p>
          </table:table-cell>
          <table:table-cell table:number-columns-repeated="16372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1" table:style-name="ce1">
            <text:p>7.1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-0.5" table:style-name="ce1">
            <text:p>-0.5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-1.2" table:style-name="ce1">
            <text:p>-1.2</text:p>
          </table:table-cell>
          <table:table-cell office:value-type="float" office:value="8.1" table:style-name="ce1">
            <text:p>8.1</text:p>
          </table:table-cell>
          <table:table-cell office:value-type="float" office:value="8.5" table:style-name="ce1">
            <text:p>8.5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2" table:style-name="ce1">
            <text:p>7.2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-0.5" table:style-name="ce1">
            <text:p>-0.5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6.9" table:style-name="ce1">
            <text:p>6.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-0.4" table:style-name="ce1">
            <text:p>-0.4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-1.3" table:style-name="ce1">
            <text:p>-1.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6" table:style-name="ce1">
            <text:p>8.6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" table:style-name="ce1">
            <text:p>8.6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0.2" table:style-name="ce1">
            <text:p>0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" table:style-name="ce1">
            <text:p>8.5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-1.6" table:style-name="ce1">
            <text:p>-1.6</text:p>
          </table:table-cell>
          <table:table-cell office:value-type="float" office:value="8.733333" table:style-name="ce1">
            <text:p>8.733333</text:p>
          </table:table-cell>
          <table:table-cell office:value-type="float" office:value="8" table:style-name="ce1">
            <text:p>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" table:style-name="ce1">
            <text:p>7.5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7.8" table:style-name="ce1">
            <text:p>7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-0.6" table:style-name="ce1">
            <text:p>-0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" table:style-name="ce1">
            <text:p>7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-0.5" table:style-name="ce1">
            <text:p>-0.5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0.3" table:style-name="ce1">
            <text:p>0.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-1.2" table:style-name="ce1">
            <text:p>-1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9" table:style-name="ce1">
            <text:p>8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-0.3" table:style-name="ce1">
            <text:p>-0.3</text:p>
          </table:table-cell>
          <table:table-cell office:value-type="float" office:value="8.4" table:style-name="ce1">
            <text:p>8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0.7" table:style-name="ce1">
            <text:p>0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-0.9" table:style-name="ce1">
            <text:p>-0.9</text:p>
          </table:table-cell>
          <table:table-cell office:value-type="float" office:value="9.1" table:style-name="ce1">
            <text:p>9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-1" table:style-name="ce1">
            <text:p>-1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-1.6666669999999999" table:style-name="ce1">
            <text:p>-1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table:number-columns-repeated="16372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" table:style-name="ce1">
            <text:p>7.5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" table:style-name="ce1">
            <text:p>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-0.6" table:style-name="ce1">
            <text:p>-0.6</text:p>
          </table:table-cell>
          <table:table-cell office:value-type="float" office:value="8.1" table:style-name="ce1">
            <text:p>8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4" table:style-name="ce1">
            <text:p>7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2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-0.1" table:style-name="ce1">
            <text:p>-0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.5" table:style-name="ce1">
            <text:p>8.5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" table:style-name="ce1">
            <text:p>8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8000000000000007" table:style-name="ce1">
            <text:p>8.8</text:p>
          </table:table-cell>
          <table:table-cell table:number-columns-repeated="16372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7.5" table:style-name="ce1">
            <text:p>7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0.2" table:style-name="ce1">
            <text:p>0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-0.3" table:style-name="ce1">
            <text:p>-0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-1.3" table:style-name="ce1">
            <text:p>-1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-1.1666669999999999" table:style-name="ce1">
            <text:p>-1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" table:style-name="ce1">
            <text:p>7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-0.2" table:style-name="ce1">
            <text:p>-0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2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0" table:style-name="ce1">
            <text:p>0</text:p>
          </table:table-cell>
          <table:table-cell office:value-type="float" office:value="8.5" table:style-name="ce1">
            <text:p>8.5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" table:style-name="ce1">
            <text:p>8.1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" table:style-name="ce1">
            <text:p>7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" table:style-name="ce1">
            <text:p>7.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-0.6" table:style-name="ce1">
            <text:p>-0.6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6" table:style-name="ce1">
            <text:p>7.6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1" table:style-name="ce1">
            <text:p>7.1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9" table:style-name="ce1">
            <text:p>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" table:style-name="ce1">
            <text:p>7.6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-1.3" table:style-name="ce1">
            <text:p>-1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2" table:style-name="ce1">
            <text:p>7.2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6" table:style-name="ce1">
            <text:p>7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-1.4" table:style-name="ce1">
            <text:p>-1.4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" table:style-name="ce1">
            <text:p>7.6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-0.7" table:style-name="ce1">
            <text:p>-0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-0.9" table:style-name="ce1">
            <text:p>-0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1" table:style-name="ce1">
            <text:p>7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-0.7" table:style-name="ce1">
            <text:p>-0.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" table:style-name="ce1">
            <text:p>8.4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" table:style-name="ce1">
            <text:p>7.6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0.1" table:style-name="ce1">
            <text:p>0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" table:style-name="ce1">
            <text:p>8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-1" table:style-name="ce1">
            <text:p>-1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" table:style-name="ce1">
            <text:p>8.1</text:p>
          </table:table-cell>
          <table:table-cell office:value-type="float" office:value="7.1" table:style-name="ce1">
            <text:p>7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-1.8333330000000001" table:style-name="ce1">
            <text:p>-1.8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0.26666699999999999" table:style-name="ce1">
            <text:p>0.2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" table:style-name="ce1">
            <text:p>8.5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2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" table:style-name="ce1">
            <text:p>7.5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6" table:style-name="ce1">
            <text:p>8.6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-1" table:style-name="ce1">
            <text:p>-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-0.4" table:style-name="ce1">
            <text:p>-0.4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-0.3" table:style-name="ce1">
            <text:p>-0.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-0.3" table:style-name="ce1">
            <text:p>-0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2" table:style-name="ce1">
            <text:p>7.2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-1.1666669999999999" table:style-name="ce1">
            <text:p>-1.1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5" table:style-name="ce1">
            <text:p>8.5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" table:style-name="ce1">
            <text:p>7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6" table:style-name="ce1">
            <text:p>8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-0.9" table:style-name="ce1">
            <text:p>-0.9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" table:style-name="ce1">
            <text:p>7.8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-0.6" table:style-name="ce1">
            <text:p>-0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" table:style-name="ce1">
            <text:p>7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-0.9" table:style-name="ce1">
            <text:p>-0.9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" table:style-name="ce1">
            <text:p>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-0.6" table:style-name="ce1">
            <text:p>-0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7.6" table:style-name="ce1">
            <text:p>7.6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.7" table:style-name="ce1">
            <text:p>7.7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-0.3" table:style-name="ce1">
            <text:p>-0.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2" table:style-name="ce1">
            <text:p>7.2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-0.7" table:style-name="ce1">
            <text:p>-0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9" table:style-name="ce1">
            <text:p>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-0.4" table:style-name="ce1">
            <text:p>-0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" table:style-name="ce1">
            <text:p>7.6</text:p>
          </table:table-cell>
          <table:table-cell office:value-type="float" office:value="7.3" table:style-name="ce1">
            <text:p>7.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-1.4" table:style-name="ce1">
            <text:p>-1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-1.4666669999999999" table:style-name="ce1">
            <text:p>-1.466667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" table:style-name="ce1">
            <text:p>7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8.6" table:style-name="ce1">
            <text:p>8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" table:style-name="ce1">
            <text:p>7.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-0.9" table:style-name="ce1">
            <text:p>-0.9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" table:style-name="ce1">
            <text:p>8.6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-0.1" table:style-name="ce1">
            <text:p>-0.1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" table:style-name="ce1">
            <text:p>7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0" table:style-name="ce1">
            <text:p>0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-0.8" table:style-name="ce1">
            <text:p>-0.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-1.5" table:style-name="ce1">
            <text:p>-1.5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" table:style-name="ce1">
            <text:p>7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0.53333299999999995" table:style-name="ce1">
            <text:p>0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" table:style-name="ce1">
            <text:p>7</text:p>
          </table:table-cell>
          <table:table-cell office:value-type="float" office:value="7.3" table:style-name="ce1">
            <text:p>7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0.2" table:style-name="ce1">
            <text:p>0.2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9" table:style-name="ce1">
            <text:p>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-0.7" table:style-name="ce1">
            <text:p>-0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-0.5" table:style-name="ce1">
            <text:p>-0.5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4" table:style-name="ce1">
            <text:p>8.4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" table:style-name="ce1">
            <text:p>7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766667" table:style-name="ce1">
            <text:p>8.766667</text:p>
          </table:table-cell>
          <table:table-cell table:number-columns-repeated="16372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-0.9" table:style-name="ce1">
            <text:p>-0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" table:style-name="ce1">
            <text:p>7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float" office:value="-0.4" table:style-name="ce1">
            <text:p>-0.4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-0.7" table:style-name="ce1">
            <text:p>-0.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6" table:style-name="ce1">
            <text:p>8.6</text:p>
          </table:table-cell>
          <table:table-cell office:value-type="float" office:value="6.9333330000000002" table:style-name="ce1">
            <text:p>6.933333</text:p>
          </table:table-cell>
          <table:table-cell table:number-columns-repeated="16372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-1.5333330000000001" table:style-name="ce1">
            <text:p>-1.5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" table:style-name="ce1">
            <text:p>7.8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float" office:value="-0.3" table:style-name="ce1">
            <text:p>-0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" table:style-name="ce1">
            <text:p>7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4" table:style-name="ce1">
            <text:p>8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5" table:style-name="ce1">
            <text:p>8.5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float" office:value="-0.8" table:style-name="ce1">
            <text:p>-0.8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8333329999999997" table:style-name="ce1">
            <text:p>8.833333</text:p>
          </table:table-cell>
          <table:table-cell table:number-columns-repeated="16372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-0.8" table:style-name="ce1">
            <text:p>-0.8</text:p>
          </table:table-cell>
          <table:table-cell office:value-type="float" office:value="9.233333" table:style-name="ce1">
            <text:p>9.2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8.6" table:style-name="ce1">
            <text:p>8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2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" table:style-name="ce1">
            <text:p>7.4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float" office:value="-0.7" table:style-name="ce1">
            <text:p>-0.7</text:p>
          </table:table-cell>
          <table:table-cell office:value-type="float" office:value="8.4" table:style-name="ce1">
            <text:p>8.4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" table:style-name="ce1">
            <text:p>8.4</text:p>
          </table:table-cell>
          <table:table-cell office:value-type="float" office:value="7.3" table:style-name="ce1">
            <text:p>7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3" table:style-name="ce1">
            <text:p>7.3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333330000000004" table:style-name="ce1">
            <text:p>8.633333</text:p>
          </table:table-cell>
          <table:table-cell table:number-columns-repeated="16372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float" office:value="-0.2" table:style-name="ce1">
            <text:p>-0.2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-0.7" table:style-name="ce1">
            <text:p>-0.7</text:p>
          </table:table-cell>
          <table:table-cell office:value-type="float" office:value="8.9" table:style-name="ce1">
            <text:p>8.9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999999999999993" table:style-name="ce1">
            <text:p>8.7</text:p>
          </table:table-cell>
          <table:table-cell table:number-columns-repeated="16372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-0.7" table:style-name="ce1">
            <text:p>-0.7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2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7.5" table:style-name="ce1">
            <text:p>7.5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float" office:value="-0.6" table:style-name="ce1">
            <text:p>-0.6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2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0.1" table:style-name="ce1">
            <text:p>0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float" office:value="-0.9" table:style-name="ce1">
            <text:p>-0.9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-0.3" table:style-name="ce1">
            <text:p>-0.3</text:p>
          </table:table-cell>
          <table:table-cell office:value-type="float" office:value="9" table:style-name="ce1">
            <text:p>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-0.4" table:style-name="ce1">
            <text:p>-0.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float" office:value="-0.4" table:style-name="ce1">
            <text:p>-0.4</text:p>
          </table:table-cell>
          <table:table-cell office:value-type="float" office:value="8.9" table:style-name="ce1">
            <text:p>8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" table:style-name="ce1">
            <text:p>7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2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6" table:style-name="ce1">
            <text:p>8.6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table:number-columns-repeated="16372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" table:style-name="ce1">
            <text:p>8.4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8.6" table:style-name="ce1">
            <text:p>8.6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-0.7" table:style-name="ce1">
            <text:p>-0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5" table:style-name="ce1">
            <text:p>8.5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float" office:value="-1.4" table:style-name="ce1">
            <text:p>-1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2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" table:style-name="ce1">
            <text:p>8.6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-0.3" table:style-name="ce1">
            <text:p>-0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6" table:style-name="ce1">
            <text:p>8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" table:style-name="ce1">
            <text:p>8.4</text:p>
          </table:table-cell>
          <table:table-cell office:value-type="float" office:value="7.1" table:style-name="ce1">
            <text:p>7.1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2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-0.1" table:style-name="ce1">
            <text:p>-0.1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9" table:style-name="ce1">
            <text:p>8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8.6" table:style-name="ce1">
            <text:p>8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6.8" table:style-name="ce1">
            <text:p>6.8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float" office:value="-1" table:style-name="ce1">
            <text:p>-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-0.9" table:style-name="ce1">
            <text:p>-0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6" table:style-name="ce1">
            <text:p>8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" table:style-name="ce1">
            <text:p>7.9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table:number-columns-repeated="16372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9" table:style-name="ce1">
            <text:p>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6" table:style-name="ce1">
            <text:p>8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table:number-columns-repeated="16372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0.1" table:style-name="ce1">
            <text:p>0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float" office:value="-0.4" table:style-name="ce1">
            <text:p>-0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" table:style-name="ce1">
            <text:p>8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float" office:value="-0.1" table:style-name="ce1">
            <text:p>-0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-0.5" table:style-name="ce1">
            <text:p>-0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float" office:value="-1.3666670000000001" table:style-name="ce1">
            <text:p>-1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" table:style-name="ce1">
            <text:p>7.6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float" office:value="-1" table:style-name="ce1">
            <text:p>-1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-1.1666669999999999" table:style-name="ce1">
            <text:p>-1.166667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float" office:value="-0.5" table:style-name="ce1">
            <text:p>-0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8.9" table:style-name="ce1">
            <text:p>8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9" table:style-name="ce1">
            <text:p>7.9</text:p>
          </table:table-cell>
          <table:table-cell office:value-type="float" office:value="7" table:style-name="ce1">
            <text:p>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1666670000000003" table:style-name="ce1">
            <text:p>7.166667</text:p>
          </table:table-cell>
          <table:table-cell table:number-columns-repeated="16372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-0.6" table:style-name="ce1">
            <text:p>-0.6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0" table:style-name="ce1">
            <text:p>0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2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-0.3" table:style-name="ce1">
            <text:p>-0.3</text:p>
          </table:table-cell>
          <table:table-cell office:value-type="float" office:value="9.3333329999999997" table:style-name="ce1">
            <text:p>9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float" office:value="-0.3" table:style-name="ce1">
            <text:p>-0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float" office:value="-0.5" table:style-name="ce1">
            <text:p>-0.5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float" office:value="-1.2" table:style-name="ce1">
            <text:p>-1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" table:style-name="ce1">
            <text:p>8.4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float" office:value="-0.7" table:style-name="ce1">
            <text:p>-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0" table:style-name="ce1">
            <text:p>0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2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float" office:value="-0.1" table:style-name="ce1">
            <text:p>-0.1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2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float" office:value="0.2" table:style-name="ce1">
            <text:p>0.2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-0.7" table:style-name="ce1">
            <text:p>-0.7</text:p>
          </table:table-cell>
          <table:table-cell office:value-type="float" office:value="9" table:style-name="ce1">
            <text:p>9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5" table:style-name="ce1">
            <text:p>8.5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-0.3" table:style-name="ce1">
            <text:p>-0.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" table:style-name="ce1">
            <text:p>8.4</text:p>
          </table:table-cell>
          <table:table-cell office:value-type="float" office:value="7.2" table:style-name="ce1">
            <text:p>7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-0.6" table:style-name="ce1">
            <text:p>-0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float" office:value="-0.9" table:style-name="ce1">
            <text:p>-0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" table:style-name="ce1">
            <text:p>8.5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table:number-columns-repeated="16372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2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-0.3" table:style-name="ce1">
            <text:p>-0.3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" table:style-name="ce1">
            <text:p>7.5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" table:style-name="ce1">
            <text:p>8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office:value-type="float" office:value="8.6" table:style-name="ce1">
            <text:p>8.6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" table:style-name="ce1">
            <text:p>8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6" table:style-name="ce1">
            <text:p>8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5" table:style-name="ce1">
            <text:p>8.5</text:p>
          </table:table-cell>
          <table:table-cell office:value-type="float" office:value="8.6" table:style-name="ce1">
            <text:p>8.6</text:p>
          </table:table-cell>
          <table:table-cell office:value-type="float" office:value="8.5" table:style-name="ce1">
            <text:p>8.5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8.6" table:style-name="ce1">
            <text:p>8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" table:style-name="ce1">
            <text:p>7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" table:style-name="ce1">
            <text:p>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4" table:style-name="ce1">
            <text:p>8.4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0.1" table:style-name="ce1">
            <text:p>0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table:number-columns-repeated="16372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" table:style-name="ce1">
            <text:p>8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2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" table:style-name="ce1">
            <text:p>7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489" table:style-name="ce1">
            <text:p>489</text:p>
          </table:table-cell>
          <table:table-cell office:value-type="float" office:value="-0.1" table:style-name="ce1">
            <text:p>-0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2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-0.23333300000000001" table:style-name="ce1">
            <text:p>-0.2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6" table:style-name="ce1">
            <text:p>8.6</text:p>
          </table:table-cell>
          <table:table-cell office:value-type="float" office:value="8.4" table:style-name="ce1">
            <text:p>8.4</text:p>
          </table:table-cell>
          <table:table-cell office:value-type="float" office:value="8.5" table:style-name="ce1">
            <text:p>8.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table:number-columns-repeated="16372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" table:style-name="ce1">
            <text:p>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number-rows-repeated="1048076" table:style-name="ro2">
          <table:table-cell table:number-columns-repeated="16384"/>
        </table:table-row>
      </table:table>
      <table:table table:name="Y" table:style-name="ta1">
        <table:table-column table:style-name="co2" table:default-cell-style-name="ce1"/>
        <table:table-column table:style-name="co1" table:number-columns-repeated="10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Alpha = 0,0</text:p>
          </table:table-cell>
          <table:table-cell office:value-type="string" table:style-name="ce2">
            <text:p>Alpha = 0,1</text:p>
          </table:table-cell>
          <table:table-cell office:value-type="string" table:style-name="ce2">
            <text:p>Alpha = 0,2</text:p>
          </table:table-cell>
          <table:table-cell office:value-type="string" table:style-name="ce2">
            <text:p>Alpha = 0,3</text:p>
          </table:table-cell>
          <table:table-cell office:value-type="string" table:style-name="ce2">
            <text:p>Alpha = 0,4</text:p>
          </table:table-cell>
          <table:table-cell office:value-type="string" table:style-name="ce2">
            <text:p>Alpha = 0,5</text:p>
          </table:table-cell>
          <table:table-cell office:value-type="string" table:style-name="ce2">
            <text:p>Alpha = 0,6</text:p>
          </table:table-cell>
          <table:table-cell office:value-type="string" table:style-name="ce2">
            <text:p>Alpha = 0,7</text:p>
          </table:table-cell>
          <table:table-cell office:value-type="string" table:style-name="ce2">
            <text:p>Alpha = 0,8</text:p>
          </table:table-cell>
          <table:table-cell office:value-type="string" table:style-name="ce2">
            <text:p>Alpha = 0,9</text:p>
          </table:table-cell>
          <table:table-cell office:value-type="string" table:style-name="ce2">
            <text:p>Alpha = 1,0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0.2" table:style-name="ce1">
            <text:p>0.2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1" table:style-name="ce1">
            <text:p>-0.1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0.3" table:style-name="ce1">
            <text:p>0.3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0.7" table:style-name="ce1">
            <text:p>0.7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0.36666700000000002" table:style-name="ce1">
            <text:p>0.366667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0" table:style-name="ce1">
            <text:p>0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53333299999999995" table:style-name="ce1">
            <text:p>0.533333</text:p>
          </table:table-cell>
          <table:table-cell office:value-type="float" office:value="0.7" table:style-name="ce1">
            <text:p>0.7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0.3" table:style-name="ce1">
            <text:p>0.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3" table:style-name="ce1">
            <text:p>0.3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6" table:style-name="ce1">
            <text:p>0.6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1.3" table:style-name="ce1">
            <text:p>1.3</text:p>
          </table:table-cell>
          <table:table-cell office:value-type="float" office:value="1.3333330000000001" table:style-name="ce1">
            <text:p>1.333333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0.9" table:style-name="ce1">
            <text:p>0.9</text:p>
          </table:table-cell>
          <table:table-cell office:value-type="float" office:value="1.8333330000000001" table:style-name="ce1">
            <text:p>1.8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0.3" table:style-name="ce1">
            <text:p>0.3</text:p>
          </table:table-cell>
          <table:table-cell office:value-type="float" office:value="1.1333329999999999" table:style-name="ce1">
            <text:p>1.133333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0.3" table:style-name="ce1">
            <text:p>0.3</text:p>
          </table:table-cell>
          <table:table-cell office:value-type="float" office:value="1.733333" table:style-name="ce1">
            <text:p>1.733333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1.5" table:style-name="ce1">
            <text:p>1.5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2.3666670000000001" table:style-name="ce1">
            <text:p>2.366667</text:p>
          </table:table-cell>
          <table:table-cell office:value-type="float" office:value="1.933333" table:style-name="ce1">
            <text:p>1.9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1.266667" table:style-name="ce1">
            <text:p>1.2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0.96666700000000005" table:style-name="ce1">
            <text:p>0.9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1.8666670000000001" table:style-name="ce1">
            <text:p>1.86666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566667" table:style-name="ce1">
            <text:p>1.566667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066667" table:style-name="ce1">
            <text:p>1.06666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2.233333" table:style-name="ce1">
            <text:p>2.2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2.1666669999999999" table:style-name="ce1">
            <text:p>2.1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1.9666669999999999" table:style-name="ce1">
            <text:p>1.96666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1.766667" table:style-name="ce1">
            <text:p>1.7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2.233333" table:style-name="ce1">
            <text:p>2.233333</text:p>
          </table:table-cell>
          <table:table-cell office:value-type="float" office:value="2.5333329999999998" table:style-name="ce1">
            <text:p>2.533333</text:p>
          </table:table-cell>
          <table:table-cell office:value-type="float" office:value="3.6" table:style-name="ce1">
            <text:p>3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" table:style-name="ce1">
            <text:p>2.6</text:p>
          </table:table-cell>
          <table:table-cell office:value-type="float" office:value="1.8" table:style-name="ce1">
            <text:p>1.8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0333329999999998" table:style-name="ce1">
            <text:p>2.0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66667" table:style-name="ce1">
            <text:p>2.266667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3.2" table:style-name="ce1">
            <text:p>3.2</text:p>
          </table:table-cell>
          <table:table-cell office:value-type="float" office:value="2.266667" table:style-name="ce1">
            <text:p>2.266667</text:p>
          </table:table-cell>
          <table:table-cell office:value-type="float" office:value="3.5666669999999998" table:style-name="ce1">
            <text:p>3.5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1.233333" table:style-name="ce1">
            <text:p>1.233333</text:p>
          </table:table-cell>
          <table:table-cell office:value-type="float" office:value="1.6666669999999999" table:style-name="ce1">
            <text:p>1.666667</text:p>
          </table:table-cell>
          <table:table-cell office:value-type="float" office:value="1.933333" table:style-name="ce1">
            <text:p>1.933333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2.7" table:style-name="ce1">
            <text:p>2.7</text:p>
          </table:table-cell>
          <table:table-cell office:value-type="float" office:value="3.1666669999999999" table:style-name="ce1">
            <text:p>3.166667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333329999999999" table:style-name="ce1">
            <text:p>2.633333</text:p>
          </table:table-cell>
          <table:table-cell office:value-type="float" office:value="2.9" table:style-name="ce1">
            <text:p>2.9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" table:style-name="ce1">
            <text:p>4.2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2.9" table:style-name="ce1">
            <text:p>2.9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4.5333329999999998" table:style-name="ce1">
            <text:p>4.533333</text:p>
          </table:table-cell>
          <table:table-cell office:value-type="float" office:value="3.4" table:style-name="ce1">
            <text:p>3.4</text:p>
          </table:table-cell>
          <table:table-cell office:value-type="float" office:value="3.733333" table:style-name="ce1">
            <text:p>3.7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1666669999999999" table:style-name="ce1">
            <text:p>3.1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3.9666670000000002" table:style-name="ce1">
            <text:p>3.9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3.6" table:style-name="ce1">
            <text:p>3.6</text:p>
          </table:table-cell>
          <table:table-cell office:value-type="float" office:value="4.3333329999999997" table:style-name="ce1">
            <text:p>4.333333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3.5" table:style-name="ce1">
            <text:p>3.5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333329999999997" table:style-name="ce1">
            <text:p>4.833333</text:p>
          </table:table-cell>
          <table:table-cell office:value-type="float" office:value="4.7" table:style-name="ce1">
            <text:p>4.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4" table:style-name="ce1">
            <text:p>5.4</text:p>
          </table:table-cell>
          <table:table-cell office:value-type="float" office:value="4.0666669999999998" table:style-name="ce1">
            <text:p>4.066667</text:p>
          </table:table-cell>
          <table:table-cell office:value-type="float" office:value="4.1666670000000003" table:style-name="ce1">
            <text:p>4.166667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2.8666670000000001" table:style-name="ce1">
            <text:p>2.8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4.5" table:style-name="ce1">
            <text:p>4.5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233333" table:style-name="ce1">
            <text:p>5.233333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5333329999999998" table:style-name="ce1">
            <text:p>5.5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3.0333329999999998" table:style-name="ce1">
            <text:p>3.033333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4.5" table:style-name="ce1">
            <text:p>4.5</text:p>
          </table:table-cell>
          <table:table-cell office:value-type="float" office:value="5.7" table:style-name="ce1">
            <text:p>5.7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8666669999999996" table:style-name="ce1">
            <text:p>4.8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3.2" table:style-name="ce1">
            <text:p>3.2</text:p>
          </table:table-cell>
          <table:table-cell office:value-type="float" office:value="3.766667" table:style-name="ce1">
            <text:p>3.766667</text:p>
          </table:table-cell>
          <table:table-cell office:value-type="float" office:value="3.8333330000000001" table:style-name="ce1">
            <text:p>3.833333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5666669999999998" table:style-name="ce1">
            <text:p>5.5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5" table:style-name="ce1">
            <text:p>5.5</text:p>
          </table:table-cell>
          <table:table-cell office:value-type="float" office:value="5.233333" table:style-name="ce1">
            <text:p>5.2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4.733333" table:style-name="ce1">
            <text:p>4.733333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666669999999996" table:style-name="ce1">
            <text:p>4.866667</text:p>
          </table:table-cell>
          <table:table-cell office:value-type="float" office:value="5.4" table:style-name="ce1">
            <text:p>5.4</text:p>
          </table:table-cell>
          <table:table-cell office:value-type="float" office:value="5" table:style-name="ce1">
            <text:p>5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6.266667" table:style-name="ce1">
            <text:p>6.26666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4.9333330000000002" table:style-name="ce1">
            <text:p>4.93333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4.1666670000000003" table:style-name="ce1">
            <text:p>4.166667</text:p>
          </table:table-cell>
          <table:table-cell office:value-type="float" office:value="3.2" table:style-name="ce1">
            <text:p>3.2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5.9" table:style-name="ce1">
            <text:p>5.9</text:p>
          </table:table-cell>
          <table:table-cell office:value-type="float" office:value="6.3" table:style-name="ce1">
            <text:p>6.3</text:p>
          </table:table-cell>
          <table:table-cell office:value-type="float" office:value="5.9" table:style-name="ce1">
            <text:p>5.9</text:p>
          </table:table-cell>
          <table:table-cell office:value-type="float" office:value="6.2" table:style-name="ce1">
            <text:p>6.2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4.6333330000000004" table:style-name="ce1">
            <text:p>4.633333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" table:style-name="ce1">
            <text:p>6.4</text:p>
          </table:table-cell>
          <table:table-cell office:value-type="float" office:value="5.9" table:style-name="ce1">
            <text:p>5.9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3.6333329999999999" table:style-name="ce1">
            <text:p>3.633333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6" table:style-name="ce1">
            <text:p>5.6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5.2" table:style-name="ce1">
            <text:p>5.2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6.1" table:style-name="ce1">
            <text:p>6.1</text:p>
          </table:table-cell>
          <table:table-cell table:number-columns-repeated="16373"/>
        </table:table-row>
        <table:table-row table:style-name="ro2">
          <table:table-cell office:value-type="float" office:value="0.23333300000000001" table:style-name="ce1">
            <text:p>0.233333</text:p>
          </table:table-cell>
          <table:table-cell office:value-type="float" office:value="2.9333330000000002" table:style-name="ce1">
            <text:p>2.933333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5" table:style-name="ce1">
            <text:p>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2" table:style-name="ce1">
            <text:p>6.2</text:p>
          </table:table-cell>
          <table:table-cell office:value-type="float" office:value="5.8" table:style-name="ce1">
            <text:p>5.8</text:p>
          </table:table-cell>
          <table:table-cell office:value-type="float" office:value="6.8333329999999997" table:style-name="ce1">
            <text:p>6.833333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5.9666670000000002" table:style-name="ce1">
            <text:p>5.966667</text:p>
          </table:table-cell>
          <table:table-cell table:number-columns-repeated="16373"/>
        </table:table-row>
        <table:table-row table:style-name="ro2">
          <table:table-cell office:value-type="float" office:value="-1.6333329999999999" table:style-name="ce1">
            <text:p>-1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" table:style-name="ce1">
            <text:p>5.8</text:p>
          </table:table-cell>
          <table:table-cell office:value-type="float" office:value="5.7" table:style-name="ce1">
            <text:p>5.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7.2" table:style-name="ce1">
            <text:p>7.2</text:p>
          </table:table-cell>
          <table:table-cell office:value-type="float" office:value="6.5" table:style-name="ce1">
            <text:p>6.5</text:p>
          </table:table-cell>
          <table:table-cell office:value-type="float" office:value="6.7" table:style-name="ce1">
            <text:p>6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3" table:style-name="ce1">
            <text:p>6.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3333329999999997" table:style-name="ce1">
            <text:p>5.333333</text:p>
          </table:table-cell>
          <table:table-cell office:value-type="float" office:value="6.1" table:style-name="ce1">
            <text:p>6.1</text:p>
          </table:table-cell>
          <table:table-cell office:value-type="float" office:value="6" table:style-name="ce1">
            <text:p>6</text:p>
          </table:table-cell>
          <table:table-cell office:value-type="float" office:value="5.766667" table:style-name="ce1">
            <text:p>5.766667</text:p>
          </table:table-cell>
          <table:table-cell office:value-type="float" office:value="6.3" table:style-name="ce1">
            <text:p>6.3</text:p>
          </table:table-cell>
          <table:table-cell office:value-type="float" office:value="6.9" table:style-name="ce1">
            <text:p>6.9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233333" table:style-name="ce1">
            <text:p>6.233333</text:p>
          </table:table-cell>
          <table:table-cell office:value-type="float" office:value="6.3" table:style-name="ce1">
            <text:p>6.3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3" table:style-name="ce1">
            <text:p>5.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7" table:style-name="ce1">
            <text:p>5.7</text:p>
          </table:table-cell>
          <table:table-cell office:value-type="float" office:value="6.5" table:style-name="ce1">
            <text:p>6.5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5.9333330000000002" table:style-name="ce1">
            <text:p>5.9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5.733333" table:style-name="ce1">
            <text:p>5.733333</text:p>
          </table:table-cell>
          <table:table-cell office:value-type="float" office:value="6.3333329999999997" table:style-name="ce1">
            <text:p>6.333333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5.6" table:style-name="ce1">
            <text:p>5.6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7" table:style-name="ce1">
            <text:p>7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" table:style-name="ce1">
            <text:p>6.9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666670000000002" table:style-name="ce1">
            <text:p>6.466667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6.1" table:style-name="ce1">
            <text:p>6.1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7" table:style-name="ce1">
            <text:p>7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6.0666669999999998" table:style-name="ce1">
            <text:p>6.0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" table:style-name="ce1">
            <text:p>6.6</text:p>
          </table:table-cell>
          <table:table-cell office:value-type="float" office:value="6.233333" table:style-name="ce1">
            <text:p>6.2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7" table:style-name="ce1">
            <text:p>6.7</text:p>
          </table:table-cell>
          <table:table-cell office:value-type="float" office:value="7.5" table:style-name="ce1">
            <text:p>7.5</text:p>
          </table:table-cell>
          <table:table-cell table:number-columns-repeated="16373"/>
        </table:table-row>
        <table:table-row table:style-name="ro2">
          <table:table-cell office:value-type="float" office:value="-1.3666670000000001" table:style-name="ce1">
            <text:p>-1.366667</text:p>
          </table:table-cell>
          <table:table-cell office:value-type="float" office:value="6.1" table:style-name="ce1">
            <text:p>6.1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6" table:style-name="ce1">
            <text:p>6.6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7" table:style-name="ce1">
            <text:p>6.7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5" table:style-name="ce1">
            <text:p>6.5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2" table:style-name="ce1">
            <text:p>7.2</text:p>
          </table:table-cell>
          <table:table-cell office:value-type="float" office:value="7.5" table:style-name="ce1">
            <text:p>7.5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9666670000000002" table:style-name="ce1">
            <text:p>6.966667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6.8" table:style-name="ce1">
            <text:p>6.8</text:p>
          </table:table-cell>
          <table:table-cell office:value-type="float" office:value="6.733333" table:style-name="ce1">
            <text:p>6.733333</text:p>
          </table:table-cell>
          <table:table-cell office:value-type="float" office:value="6.7" table:style-name="ce1">
            <text:p>6.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" table:style-name="ce1">
            <text:p>7.6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" table:style-name="ce1">
            <text:p>7.4</text:p>
          </table:table-cell>
          <table:table-cell office:value-type="float" office:value="6.5333329999999998" table:style-name="ce1">
            <text:p>6.533333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2" table:style-name="ce1">
            <text:p>7.2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6.2" table:style-name="ce1">
            <text:p>6.2</text:p>
          </table:table-cell>
          <table:table-cell office:value-type="float" office:value="6.3" table:style-name="ce1">
            <text:p>6.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6666670000000003" table:style-name="ce1">
            <text:p>6.666667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" table:style-name="ce1">
            <text:p>6.6</text:p>
          </table:table-cell>
          <table:table-cell office:value-type="float" office:value="7.5" table:style-name="ce1">
            <text:p>7.5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9" table:style-name="ce1">
            <text:p>6.9</text:p>
          </table:table-cell>
          <table:table-cell office:value-type="float" office:value="7.1" table:style-name="ce1">
            <text:p>7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" table:style-name="ce1">
            <text:p>7.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6.5" table:style-name="ce1">
            <text:p>6.5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9" table:style-name="ce1">
            <text:p>6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" table:style-name="ce1">
            <text:p>7.4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1" table:style-name="ce1">
            <text:p>7.1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6.9" table:style-name="ce1">
            <text:p>6.9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7" table:style-name="ce1">
            <text:p>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766667" table:style-name="ce1">
            <text:p>6.7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" table:style-name="ce1">
            <text:p>7.4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" table:style-name="ce1">
            <text:p>7.3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.8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1" table:style-name="ce1">
            <text:p>7.1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7" table:style-name="ce1">
            <text:p>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" table:style-name="ce1">
            <text:p>7.2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" table:style-name="ce1">
            <text:p>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office:value-type="float" office:value="6.9" table:style-name="ce1">
            <text:p>6.9</text:p>
          </table:table-cell>
          <table:table-cell office:value-type="float" office:value="6.8" table:style-name="ce1">
            <text:p>6.8</text:p>
          </table:table-cell>
          <table:table-cell office:value-type="float" office:value="7.266667" table:style-name="ce1">
            <text:p>7.266667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8" table:style-name="ce1">
            <text:p>6.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7.1" table:style-name="ce1">
            <text:p>7.1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" table:style-name="ce1">
            <text:p>7</text:p>
          </table:table-cell>
          <table:table-cell office:value-type="float" office:value="7.4" table:style-name="ce1">
            <text:p>7.4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3" table:style-name="ce1">
            <text:p>7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" table:style-name="ce1">
            <text:p>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2" table:style-name="ce1">
            <text:p>7.2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7.4" table:style-name="ce1">
            <text:p>7.4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" table:style-name="ce1">
            <text:p>7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0333329999999998" table:style-name="ce1">
            <text:p>7.033333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9" table:style-name="ce1">
            <text:p>7.9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7.2" table:style-name="ce1">
            <text:p>7.2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4" table:style-name="ce1">
            <text:p>7.4</text:p>
          </table:table-cell>
          <table:table-cell office:value-type="float" office:value="7.2" table:style-name="ce1">
            <text:p>7.2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8" table:style-name="ce1">
            <text:p>6.8</text:p>
          </table:table-cell>
          <table:table-cell office:value-type="float" office:value="7.2" table:style-name="ce1">
            <text:p>7.2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4" table:style-name="ce1">
            <text:p>7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9" table:style-name="ce1">
            <text:p>7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3"/>
        </table:table-row>
        <table:table-row table:style-name="ro2">
          <table:table-cell office:value-type="float" office:value="-1.566667" table:style-name="ce1">
            <text:p>-1.566667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0.16666700000000001" table:style-name="ce1">
            <text:p>0.1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266667" table:style-name="ce1">
            <text:p>7.266667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" table:style-name="ce1">
            <text:p>7.1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5" table:style-name="ce1">
            <text:p>6.5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7.7" table:style-name="ce1">
            <text:p>7.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" table:style-name="ce1">
            <text:p>7.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" table:style-name="ce1">
            <text:p>7.4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7" table:style-name="ce1">
            <text:p>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1" table:style-name="ce1">
            <text:p>7.1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" table:style-name="ce1">
            <text:p>8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" table:style-name="ce1">
            <text:p>7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066667" table:style-name="ce1">
            <text:p>-1.066667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766667" table:style-name="ce1">
            <text:p>6.7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" table:style-name="ce1">
            <text:p>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6" table:style-name="ce1">
            <text:p>8.6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2" table:style-name="ce1">
            <text:p>7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" table:style-name="ce1">
            <text:p>7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13333300000000001" table:style-name="ce1">
            <text:p>-0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0666669999999998" table:style-name="ce1">
            <text:p>7.066667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3"/>
        </table:table-row>
        <table:table-row table:style-name="ro2">
          <table:table-cell office:value-type="float" office:value="-1.066667" table:style-name="ce1">
            <text:p>-1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6" table:style-name="ce1">
            <text:p>8.6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0.33333299999999999" table:style-name="ce1">
            <text:p>0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1.2" table:style-name="ce1">
            <text:p>-1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" table:style-name="ce1">
            <text:p>7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" table:style-name="ce1">
            <text:p>8.5</text:p>
          </table:table-cell>
          <table:table-cell office:value-type="float" office:value="7.6" table:style-name="ce1">
            <text:p>7.6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3" table:style-name="ce1">
            <text:p>7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766667" table:style-name="ce1">
            <text:p>8.76666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7" table:style-name="ce1">
            <text:p>7.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7.2" table:style-name="ce1">
            <text:p>7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" table:style-name="ce1">
            <text:p>7.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" table:style-name="ce1">
            <text:p>7.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1.066667" table:style-name="ce1">
            <text:p>-1.066667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3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1" table:style-name="ce1">
            <text:p>7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5" table:style-name="ce1">
            <text:p>8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" table:style-name="ce1">
            <text:p>7.4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" table:style-name="ce1">
            <text:p>7.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" table:style-name="ce1">
            <text:p>8.1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1.2" table:style-name="ce1">
            <text:p>-1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" table:style-name="ce1">
            <text:p>7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1.1666669999999999" table:style-name="ce1">
            <text:p>-1.1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1.1666669999999999" table:style-name="ce1">
            <text:p>-1.166667</text:p>
          </table:table-cell>
          <table:table-cell office:value-type="float" office:value="8.6" table:style-name="ce1">
            <text:p>8.6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13333300000000001" table:style-name="ce1">
            <text:p>-0.13333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266667" table:style-name="ce1">
            <text:p>7.266667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3" table:style-name="ce1">
            <text:p>7.3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2" table:style-name="ce1">
            <text:p>7.2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1.4" table:style-name="ce1">
            <text:p>-1.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table:number-columns-repeated="16373"/>
        </table:table-row>
        <table:table-row table:style-name="ro2">
          <table:table-cell office:value-type="float" office:value="-0.13333300000000001" table:style-name="ce1">
            <text:p>-0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1.3666670000000001" table:style-name="ce1">
            <text:p>-1.366667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9" table:style-name="ce1">
            <text:p>8.9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5" table:style-name="ce1">
            <text:p>8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4" table:style-name="ce1">
            <text:p>7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" table:style-name="ce1">
            <text:p>7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5" table:style-name="ce1">
            <text:p>8.5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8" table:style-name="ce1">
            <text:p>8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" table:style-name="ce1">
            <text:p>7.5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" table:style-name="ce1">
            <text:p>8.5</text:p>
          </table:table-cell>
          <table:table-cell office:value-type="float" office:value="8" table:style-name="ce1">
            <text:p>8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" table:style-name="ce1">
            <text:p>7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" table:style-name="ce1">
            <text:p>7.9</text:p>
          </table:table-cell>
          <table:table-cell office:value-type="float" office:value="7.2" table:style-name="ce1">
            <text:p>7.2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2" table:style-name="ce1">
            <text:p>7.2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" table:style-name="ce1">
            <text:p>7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333330000000004" table:style-name="ce1">
            <text:p>7.1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1" table:style-name="ce1">
            <text:p>7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4" table:style-name="ce1">
            <text:p>7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" table:style-name="ce1">
            <text:p>7.5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9" table:style-name="ce1">
            <text:p>8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1" table:style-name="ce1">
            <text:p>8.1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" table:style-name="ce1">
            <text:p>7.2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9.266667" table:style-name="ce1">
            <text:p>9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3" table:style-name="ce1">
            <text:p>7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9.1" table:style-name="ce1">
            <text:p>9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7.5" table:style-name="ce1">
            <text:p>7.5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1" table:style-name="ce1">
            <text:p>7.1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2" table:style-name="ce1">
            <text:p>-1.2</text:p>
          </table:table-cell>
          <table:table-cell office:value-type="float" office:value="8.1" table:style-name="ce1">
            <text:p>8.1</text:p>
          </table:table-cell>
          <table:table-cell office:value-type="float" office:value="8.5" table:style-name="ce1">
            <text:p>8.5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2" table:style-name="ce1">
            <text:p>7.2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6.9" table:style-name="ce1">
            <text:p>6.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6" table:style-name="ce1">
            <text:p>8.6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" table:style-name="ce1">
            <text:p>8.6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0.16666700000000001" table:style-name="ce1">
            <text:p>0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" table:style-name="ce1">
            <text:p>8.5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1.6" table:style-name="ce1">
            <text:p>-1.6</text:p>
          </table:table-cell>
          <table:table-cell office:value-type="float" office:value="8.733333" table:style-name="ce1">
            <text:p>8.733333</text:p>
          </table:table-cell>
          <table:table-cell office:value-type="float" office:value="8" table:style-name="ce1">
            <text:p>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" table:style-name="ce1">
            <text:p>7.5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7.8" table:style-name="ce1">
            <text:p>7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" table:style-name="ce1">
            <text:p>7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1.2" table:style-name="ce1">
            <text:p>-1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9" table:style-name="ce1">
            <text:p>8.9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4" table:style-name="ce1">
            <text:p>8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9.1" table:style-name="ce1">
            <text:p>9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1.6666669999999999" table:style-name="ce1">
            <text:p>-1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" table:style-name="ce1">
            <text:p>7.5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table:number-columns-repeated="16373"/>
        </table:table-row>
        <table:table-row table:style-name="ro2">
          <table:table-cell office:value-type="float" office:value="-1.0333330000000001" table:style-name="ce1">
            <text:p>-1.033333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0.33333299999999999" table:style-name="ce1">
            <text:p>0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" table:style-name="ce1">
            <text:p>7.5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" table:style-name="ce1">
            <text:p>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1" table:style-name="ce1">
            <text:p>8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" table:style-name="ce1">
            <text:p>7.3</text:p>
          </table:table-cell>
          <table:table-cell office:value-type="float" office:value="7.4" table:style-name="ce1">
            <text:p>7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.5" table:style-name="ce1">
            <text:p>8.5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" table:style-name="ce1">
            <text:p>8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9.0333330000000007" table:style-name="ce1">
            <text:p>9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8000000000000007" table:style-name="ce1">
            <text:p>8.8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7.5" table:style-name="ce1">
            <text:p>7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.1666669999999999" table:style-name="ce1">
            <text:p>-1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" table:style-name="ce1">
            <text:p>7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8.5" table:style-name="ce1">
            <text:p>8.5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" table:style-name="ce1">
            <text:p>8.1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" table:style-name="ce1">
            <text:p>7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" table:style-name="ce1">
            <text:p>7.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6" table:style-name="ce1">
            <text:p>7.6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office:value-type="float" office:value="7.1" table:style-name="ce1">
            <text:p>7.1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9" table:style-name="ce1">
            <text:p>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" table:style-name="ce1">
            <text:p>7.6</text:p>
          </table:table-cell>
          <table:table-cell office:value-type="float" office:value="8.6" table:style-name="ce1">
            <text:p>8.6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1.3" table:style-name="ce1">
            <text:p>-1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2" table:style-name="ce1">
            <text:p>7.2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6" table:style-name="ce1">
            <text:p>7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1.4" table:style-name="ce1">
            <text:p>-1.4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" table:style-name="ce1">
            <text:p>8.5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" table:style-name="ce1">
            <text:p>7.6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1" table:style-name="ce1">
            <text:p>7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" table:style-name="ce1">
            <text:p>8.4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" table:style-name="ce1">
            <text:p>7.6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" table:style-name="ce1">
            <text:p>8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1" table:style-name="ce1">
            <text:p>8.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" table:style-name="ce1">
            <text:p>8.1</text:p>
          </table:table-cell>
          <table:table-cell office:value-type="float" office:value="7.1" table:style-name="ce1">
            <text:p>7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1.8333330000000001" table:style-name="ce1">
            <text:p>-1.8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0.26666699999999999" table:style-name="ce1">
            <text:p>0.2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0.16666700000000001" table:style-name="ce1">
            <text:p>0.1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" table:style-name="ce1">
            <text:p>8.5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5" table:style-name="ce1">
            <text:p>7.5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9" table:style-name="ce1">
            <text:p>9</text:p>
          </table:table-cell>
          <table:table-cell office:value-type="float" office:value="8.5" table:style-name="ce1">
            <text:p>8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6" table:style-name="ce1">
            <text:p>8.6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" table:style-name="ce1">
            <text:p>7.8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2" table:style-name="ce1">
            <text:p>7.2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1.066667" table:style-name="ce1">
            <text:p>-1.0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1.1666669999999999" table:style-name="ce1">
            <text:p>-1.1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5" table:style-name="ce1">
            <text:p>8.5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" table:style-name="ce1">
            <text:p>7.3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" table:style-name="ce1">
            <text:p>7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6" table:style-name="ce1">
            <text:p>8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" table:style-name="ce1">
            <text:p>8.1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" table:style-name="ce1">
            <text:p>7.8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" table:style-name="ce1">
            <text:p>7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" table:style-name="ce1">
            <text:p>7.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" table:style-name="ce1">
            <text:p>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7.6" table:style-name="ce1">
            <text:p>7.6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.7" table:style-name="ce1">
            <text:p>7.7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1" table:style-name="ce1">
            <text:p>7.1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2" table:style-name="ce1">
            <text:p>7.2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9" table:style-name="ce1">
            <text:p>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" table:style-name="ce1">
            <text:p>7.6</text:p>
          </table:table-cell>
          <table:table-cell office:value-type="float" office:value="7.3" table:style-name="ce1">
            <text:p>7.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266667" table:style-name="ce1">
            <text:p>7.266667</text:p>
          </table:table-cell>
          <table:table-cell table:number-columns-repeated="16373"/>
        </table:table-row>
        <table:table-row table:style-name="ro2">
          <table:table-cell office:value-type="float" office:value="-1.4" table:style-name="ce1">
            <text:p>-1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1.4666669999999999" table:style-name="ce1">
            <text:p>-1.466667</text:p>
          </table:table-cell>
          <table:table-cell office:value-type="float" office:value="9" table:style-name="ce1">
            <text:p>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7.3" table:style-name="ce1">
            <text:p>7.3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" table:style-name="ce1">
            <text:p>7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8.6" table:style-name="ce1">
            <text:p>8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" table:style-name="ce1">
            <text:p>7.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8" table:style-name="ce1">
            <text:p>7.8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" table:style-name="ce1">
            <text:p>8.6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" table:style-name="ce1">
            <text:p>7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-1.5" table:style-name="ce1">
            <text:p>-1.5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7" table:style-name="ce1">
            <text:p>7.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6" table:style-name="ce1">
            <text:p>7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13333300000000001" table:style-name="ce1">
            <text:p>-0.1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" table:style-name="ce1">
            <text:p>7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0.53333299999999995" table:style-name="ce1">
            <text:p>0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" table:style-name="ce1">
            <text:p>7</text:p>
          </table:table-cell>
          <table:table-cell office:value-type="float" office:value="7.3" table:style-name="ce1">
            <text:p>7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9" table:style-name="ce1">
            <text:p>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4" table:style-name="ce1">
            <text:p>8.4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5" table:style-name="ce1">
            <text:p>7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-0.86666699999999997" table:style-name="ce1">
            <text:p>-0.866667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6" table:style-name="ce1">
            <text:p>8.6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" table:style-name="ce1">
            <text:p>7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766667" table:style-name="ce1">
            <text:p>8.766667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" table:style-name="ce1">
            <text:p>7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6" table:style-name="ce1">
            <text:p>8.6</text:p>
          </table:table-cell>
          <table:table-cell office:value-type="float" office:value="6.9333330000000002" table:style-name="ce1">
            <text:p>6.9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1.5333330000000001" table:style-name="ce1">
            <text:p>-1.5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" table:style-name="ce1">
            <text:p>7.8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" table:style-name="ce1">
            <text:p>7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4" table:style-name="ce1">
            <text:p>8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5" table:style-name="ce1">
            <text:p>8.5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8333329999999997" table:style-name="ce1">
            <text:p>8.833333</text:p>
          </table:table-cell>
          <table:table-cell table:number-columns-repeated="16373"/>
        </table:table-row>
        <table:table-row table:style-name="ro2">
          <table:table-cell office:value-type="float" office:value="-0.8" table:style-name="ce1">
            <text:p>-0.8</text:p>
          </table:table-cell>
          <table:table-cell office:value-type="float" office:value="9.233333" table:style-name="ce1">
            <text:p>9.2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8.6" table:style-name="ce1">
            <text:p>8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" table:style-name="ce1">
            <text:p>7.4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" table:style-name="ce1">
            <text:p>8.1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4" table:style-name="ce1">
            <text:p>8.4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" table:style-name="ce1">
            <text:p>8.4</text:p>
          </table:table-cell>
          <table:table-cell office:value-type="float" office:value="7.3" table:style-name="ce1">
            <text:p>7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" table:style-name="ce1">
            <text:p>7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" table:style-name="ce1">
            <text:p>8.1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3" table:style-name="ce1">
            <text:p>7.3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333330000000004" table:style-name="ce1">
            <text:p>8.633333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9" table:style-name="ce1">
            <text:p>8.9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999999999999993" table:style-name="ce1">
            <text:p>8.7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5" table:style-name="ce1">
            <text:p>7.5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4" table:style-name="ce1">
            <text:p>7.4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333330000000007" table:style-name="ce1">
            <text:p>8.533333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" table:style-name="ce1">
            <text:p>7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7.5" table:style-name="ce1">
            <text:p>7.5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7.7" table:style-name="ce1">
            <text:p>7.7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3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4" table:style-name="ce1">
            <text:p>7.4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9666669999999993" table:style-name="ce1">
            <text:p>8.9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9" table:style-name="ce1">
            <text:p>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" table:style-name="ce1">
            <text:p>7.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9" table:style-name="ce1">
            <text:p>8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4" table:style-name="ce1">
            <text:p>7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" table:style-name="ce1">
            <text:p>8.4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6" table:style-name="ce1">
            <text:p>8.6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" table:style-name="ce1">
            <text:p>8.1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5" table:style-name="ce1">
            <text:p>8.5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" table:style-name="ce1">
            <text:p>8.4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6" table:style-name="ce1">
            <text:p>8.6</text:p>
          </table:table-cell>
          <table:table-cell table:number-columns-repeated="16373"/>
        </table:table-row>
        <table:table-row table:style-name="ro2">
          <table:table-cell office:value-type="float" office:value="-3.3333000000000002E-2" table:style-name="ce1">
            <text:p>-0.033333</text:p>
          </table:table-cell>
          <table:table-cell office:value-type="float" office:value="8.6" table:style-name="ce1">
            <text:p>8.6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4" table:style-name="ce1">
            <text:p>8.4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0.33333299999999999" table:style-name="ce1">
            <text:p>0.3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" table:style-name="ce1">
            <text:p>8.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5" table:style-name="ce1">
            <text:p>8.5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1.4" table:style-name="ce1">
            <text:p>-1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666669999999996" table:style-name="ce1">
            <text:p>7.366667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" table:style-name="ce1">
            <text:p>8.6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" table:style-name="ce1">
            <text:p>8.4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6" table:style-name="ce1">
            <text:p>8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4" table:style-name="ce1">
            <text:p>8.4</text:p>
          </table:table-cell>
          <table:table-cell office:value-type="float" office:value="7.1" table:style-name="ce1">
            <text:p>7.1</text:p>
          </table:table-cell>
          <table:table-cell office:value-type="float" office:value="8.1333330000000004" table:style-name="ce1">
            <text:p>8.1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" table:style-name="ce1">
            <text:p>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8.4" table:style-name="ce1">
            <text:p>8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9" table:style-name="ce1">
            <text:p>8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0.23333300000000001" table:style-name="ce1">
            <text:p>0.233333</text:p>
          </table:table-cell>
          <table:table-cell office:value-type="float" office:value="8.6" table:style-name="ce1">
            <text:p>8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6.8" table:style-name="ce1">
            <text:p>6.8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7.7" table:style-name="ce1">
            <text:p>7.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6" table:style-name="ce1">
            <text:p>7.6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4" table:style-name="ce1">
            <text:p>8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6" table:style-name="ce1">
            <text:p>8.6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" table:style-name="ce1">
            <text:p>7.9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" table:style-name="ce1">
            <text:p>7.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1.1000000000000001" table:style-name="ce1">
            <text:p>-1.1</text:p>
          </table:table-cell>
          <table:table-cell office:value-type="float" office:value="9" table:style-name="ce1">
            <text:p>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" table:style-name="ce1">
            <text:p>7.8</text:p>
          </table:table-cell>
          <table:table-cell office:value-type="float" office:value="7.233333" table:style-name="ce1">
            <text:p>7.233333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6" table:style-name="ce1">
            <text:p>8.6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96666700000000005" table:style-name="ce1">
            <text:p>-0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table:number-columns-repeated="16373"/>
        </table:table-row>
        <table:table-row table:style-name="ro2">
          <table:table-cell office:value-type="float" office:value="-0.76666699999999999" table:style-name="ce1">
            <text:p>-0.766667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4" table:style-name="ce1">
            <text:p>-0.4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" table:style-name="ce1">
            <text:p>8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1" table:style-name="ce1">
            <text:p>7.1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5" table:style-name="ce1">
            <text:p>8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3" table:style-name="ce1">
            <text:p>7.3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1.3666670000000001" table:style-name="ce1">
            <text:p>-1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" table:style-name="ce1">
            <text:p>8.1</text:p>
          </table:table-cell>
          <table:table-cell office:value-type="float" office:value="8.4" table:style-name="ce1">
            <text:p>8.4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83333299999999999" table:style-name="ce1">
            <text:p>-0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" table:style-name="ce1">
            <text:p>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" table:style-name="ce1">
            <text:p>8.4</text:p>
          </table:table-cell>
          <table:table-cell office:value-type="float" office:value="7.7" table:style-name="ce1">
            <text:p>7.7</text:p>
          </table:table-cell>
          <table:table-cell table:number-columns-repeated="16373"/>
        </table:table-row>
        <table:table-row table:style-name="ro2">
          <table:table-cell office:value-type="float" office:value="6.6667000000000004E-2" table:style-name="ce1">
            <text:p>0.0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" table:style-name="ce1">
            <text:p>7.6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1.066667" table:style-name="ce1">
            <text:p>-1.0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" table:style-name="ce1">
            <text:p>8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" table:style-name="ce1">
            <text:p>7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" table:style-name="ce1">
            <text:p>7.4</text:p>
          </table:table-cell>
          <table:table-cell table:number-columns-repeated="16373"/>
        </table:table-row>
        <table:table-row table:style-name="ro2">
          <table:table-cell office:value-type="float" office:value="-1.1666669999999999" table:style-name="ce1">
            <text:p>-1.166667</text:p>
          </table:table-cell>
          <table:table-cell office:value-type="float" office:value="8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style-name="ro2">
          <table:table-cell office:value-type="float" office:value="-0.26666699999999999" table:style-name="ce1">
            <text:p>-0.266667</text:p>
          </table:table-cell>
          <table:table-cell office:value-type="float" office:value="8.9" table:style-name="ce1">
            <text:p>8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" table:style-name="ce1">
            <text:p>8.4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9" table:style-name="ce1">
            <text:p>7.9</text:p>
          </table:table-cell>
          <table:table-cell office:value-type="float" office:value="7" table:style-name="ce1">
            <text:p>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0.13333300000000001" table:style-name="ce1">
            <text:p>0.1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1666670000000003" table:style-name="ce1">
            <text:p>7.166667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4666670000000002" table:style-name="ce1">
            <text:p>7.466667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9.3333329999999997" table:style-name="ce1">
            <text:p>9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5" table:style-name="ce1">
            <text:p>8.5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-0.5" table:style-name="ce1">
            <text:p>-0.5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0.43333300000000002" table:style-name="ce1">
            <text:p>0.4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table:number-columns-repeated="16373"/>
        </table:table-row>
        <table:table-row table:style-name="ro2">
          <table:table-cell office:value-type="float" office:value="-0.36666700000000002" table:style-name="ce1">
            <text:p>-0.3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93333299999999997" table:style-name="ce1">
            <text:p>-0.933333</text:p>
          </table:table-cell>
          <table:table-cell office:value-type="float" office:value="9.1333330000000004" table:style-name="ce1">
            <text:p>9.1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6" table:style-name="ce1">
            <text:p>7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3"/>
        </table:table-row>
        <table:table-row table:style-name="ro2">
          <table:table-cell office:value-type="float" office:value="-1.2" table:style-name="ce1">
            <text:p>-1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3"/>
        </table:table-row>
        <table:table-row table:style-name="ro2">
          <table:table-cell office:value-type="float" office:value="-1.233333" table:style-name="ce1">
            <text:p>-1.2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4" table:style-name="ce1">
            <text:p>8.4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8.1" table:style-name="ce1">
            <text:p>8.1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8.8333329999999997" table:style-name="ce1">
            <text:p>8.8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7.9" table:style-name="ce1">
            <text:p>7.9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6" table:style-name="ce1">
            <text:p>8.6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" table:style-name="ce1">
            <text:p>8.6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" table:style-name="ce1">
            <text:p>7.9</text:p>
          </table:table-cell>
          <table:table-cell office:value-type="float" office:value="8.6666670000000003" table:style-name="ce1">
            <text:p>8.666667</text:p>
          </table:table-cell>
          <table:table-cell table:number-columns-repeated="16373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8.5" table:style-name="ce1">
            <text:p>8.5</text:p>
          </table:table-cell>
          <table:table-cell office:value-type="float" office:value="7.7" table:style-name="ce1">
            <text:p>7.7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9" table:style-name="ce1">
            <text:p>9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" table:style-name="ce1">
            <text:p>-0.7</text:p>
          </table:table-cell>
          <table:table-cell office:value-type="float" office:value="8.8666669999999996" table:style-name="ce1">
            <text:p>8.866667</text:p>
          </table:table-cell>
          <table:table-cell office:value-type="float" office:value="8.5" table:style-name="ce1">
            <text:p>8.5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" table:style-name="ce1">
            <text:p>8.4</text:p>
          </table:table-cell>
          <table:table-cell office:value-type="float" office:value="7.2" table:style-name="ce1">
            <text:p>7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8.6" table:style-name="ce1">
            <text:p>8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3"/>
        </table:table-row>
        <table:table-row table:style-name="ro2">
          <table:table-cell office:value-type="float" office:value="-0.6" table:style-name="ce1">
            <text:p>-0.6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9" table:style-name="ce1">
            <text:p>-0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" table:style-name="ce1">
            <text:p>8.5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000000000000007" table:style-name="ce1">
            <text:p>8.3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666669999999993" table:style-name="ce1">
            <text:p>8.466667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5" table:style-name="ce1">
            <text:p>8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3" table:style-name="ce1">
            <text:p>-0.3</text:p>
          </table:table-cell>
          <table:table-cell office:value-type="float" office:value="8.6" table:style-name="ce1">
            <text:p>8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5" table:style-name="ce1">
            <text:p>8.5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5" table:style-name="ce1">
            <text:p>7.5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2" table:style-name="ce1">
            <text:p>-0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6" table:style-name="ce1">
            <text:p>8.6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5" table:style-name="ce1">
            <text:p>8.5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9" table:style-name="ce1">
            <text:p>7.9</text:p>
          </table:table-cell>
          <table:table-cell office:value-type="float" office:value="8.6" table:style-name="ce1">
            <text:p>8.6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" table:style-name="ce1">
            <text:p>8.1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0.66666700000000001" table:style-name="ce1">
            <text:p>-0.666667</text:p>
          </table:table-cell>
          <table:table-cell office:value-type="float" office:value="9.0666670000000007" table:style-name="ce1">
            <text:p>9.066667</text:p>
          </table:table-cell>
          <table:table-cell office:value-type="float" office:value="8.6" table:style-name="ce1">
            <text:p>8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" table:style-name="ce1">
            <text:p>7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5" table:style-name="ce1">
            <text:p>8.5</text:p>
          </table:table-cell>
          <table:table-cell office:value-type="float" office:value="8.6" table:style-name="ce1">
            <text:p>8.6</text:p>
          </table:table-cell>
          <table:table-cell office:value-type="float" office:value="8.5" table:style-name="ce1">
            <text:p>8.5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63333300000000003" table:style-name="ce1">
            <text:p>-0.633333</text:p>
          </table:table-cell>
          <table:table-cell office:value-type="float" office:value="8.6" table:style-name="ce1">
            <text:p>8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3"/>
        </table:table-row>
        <table:table-row table:style-name="ro2"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float" office:value="-1.1333329999999999" table:style-name="ce1">
            <text:p>-1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6" table:style-name="ce1">
            <text:p>7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3.3333000000000002E-2" table:style-name="ce1">
            <text:p>0.033333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" table:style-name="ce1">
            <text:p>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3"/>
        </table:table-row>
        <table:table-row table:style-name="ro2">
          <table:table-cell office:value-type="float" office:value="-0.53333299999999995" table:style-name="ce1">
            <text:p>-0.5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5" table:style-name="ce1">
            <text:p>8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3"/>
        </table:table-row>
        <table:table-row table:style-name="ro2">
          <table:table-cell office:value-type="float" office:value="-0.43333300000000002" table:style-name="ce1">
            <text:p>-0.4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4" table:style-name="ce1">
            <text:p>8.4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9" table:style-name="ce1">
            <text:p>7.9</text:p>
          </table:table-cell>
          <table:table-cell office:value-type="float" office:value="8.4" table:style-name="ce1">
            <text:p>8.4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5" table:style-name="ce1">
            <text:p>8.5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3"/>
        </table:table-row>
        <table:table-row table:style-name="ro2">
          <table:table-cell office:value-type="float" office:value="-6.6667000000000004E-2" table:style-name="ce1">
            <text:p>-0.066667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4" table:style-name="ce1">
            <text:p>8.4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6" table:style-name="ce1">
            <text:p>8.6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233333" table:style-name="ce1">
            <text:p>8.233333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5" table:style-name="ce1">
            <text:p>8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" table:style-name="ce1">
            <text:p>8</text:p>
          </table:table-cell>
          <table:table-cell office:value-type="float" office:value="8.4" table:style-name="ce1">
            <text:p>8.4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" table:style-name="ce1">
            <text:p>7.4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266667" table:style-name="ce1">
            <text:p>8.266667</text:p>
          </table:table-cell>
          <table:table-cell table:number-columns-repeated="16373"/>
        </table:table-row>
        <table:table-row table:style-name="ro2">
          <table:table-cell office:value-type="float" office:value="-0.1" table:style-name="ce1">
            <text:p>-0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table:number-columns-repeated="16373"/>
        </table:table-row>
        <table:table-row table:style-name="ro2">
          <table:table-cell office:value-type="float" office:value="-0.23333300000000001" table:style-name="ce1">
            <text:p>-0.2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6" table:style-name="ce1">
            <text:p>8.6</text:p>
          </table:table-cell>
          <table:table-cell office:value-type="float" office:value="8.4" table:style-name="ce1">
            <text:p>8.4</text:p>
          </table:table-cell>
          <table:table-cell office:value-type="float" office:value="8.5" table:style-name="ce1">
            <text:p>8.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4" table:style-name="ce1">
            <text:p>8.4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5" table:style-name="ce1">
            <text:p>8.5</text:p>
          </table:table-cell>
          <table:table-cell table:number-columns-repeated="16373"/>
        </table:table-row>
        <table:table-row table:style-name="ro2">
          <table:table-cell office:value-type="float" office:value="0.16666700000000001" table:style-name="ce1">
            <text:p>0.166667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3"/>
        </table:table-row>
        <table:table-row table:style-name="ro2">
          <table:table-cell office:value-type="float" office:value="-0.56666700000000003" table:style-name="ce1">
            <text:p>-0.5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333330000000004" table:style-name="ce1">
            <text:p>8.6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9" table:style-name="ce1">
            <text:p>7.9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3"/>
        </table:table-row>
        <table:table-row table:style-name="ro2">
          <table:table-cell office:value-type="float" office:value="-0.73333300000000001" table:style-name="ce1">
            <text:p>-0.7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" table:style-name="ce1">
            <text:p>8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" table:style-name="ce1">
            <text:p>8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" table:style-name="ce1">
            <text:p>7.9</text:p>
          </table:table-cell>
          <table:table-cell table:number-columns-repeated="16373"/>
        </table:table-row>
        <table:table-row table:style-name="ro2">
          <table:table-cell office:value-type="float" office:value="-0.16666700000000001" table:style-name="ce1">
            <text:p>-0.1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5333330000000007" table:style-name="ce1">
            <text:p>8.5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9" table:style-name="ce1">
            <text:p>7.9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733333" table:style-name="ce1">
            <text:p>7.733333</text:p>
          </table:table-cell>
          <table:table-cell table:number-columns-repeated="16373"/>
        </table:table-row>
        <table:table-row table:style-name="ro2">
          <table:table-cell office:value-type="float" office:value="-0.33333299999999999" table:style-name="ce1">
            <text:p>-0.33333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66667" table:style-name="ce1">
            <text:p>7.766667</text:p>
          </table:table-cell>
          <table:table-cell table:number-columns-repeated="16373"/>
        </table:table-row>
        <table:table-row table:style-name="ro2">
          <table:table-cell office:value-type="float" office:value="-0.466667" table:style-name="ce1">
            <text:p>-0.4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9333329999999993" table:style-name="ce1">
            <text:p>8.93333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3"/>
        </table:table-row>
        <table:table-row table:number-rows-repeated="1048076" table:style-name="ro2">
          <table:table-cell table:number-columns-repeated="16384"/>
        </table:table-row>
      </table:table>
      <table:table table:name="Gráfico" table:style-name="ta1">
        <table:table-column table:style-name="co2" table:number-columns-repeated="2" table:default-cell-style-name="ce1"/>
        <table:table-column table:style-name="co1" table:number-columns-repeated="10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Partidas</text:p>
          </table:table-cell>
          <table:table-cell office:value-type="string" table:style-name="ce2">
            <text:p>Alpha = 0,0</text:p>
          </table:table-cell>
          <table:table-cell office:value-type="string" table:style-name="ce2">
            <text:p>Alpha = 0,1</text:p>
          </table:table-cell>
          <table:table-cell office:value-type="string" table:style-name="ce2">
            <text:p>Alpha = 0,2</text:p>
          </table:table-cell>
          <table:table-cell office:value-type="string" table:style-name="ce2">
            <text:p>Alpha = 0,3</text:p>
          </table:table-cell>
          <table:table-cell office:value-type="string" table:style-name="ce2">
            <text:p>Alpha = 0,4</text:p>
          </table:table-cell>
          <table:table-cell office:value-type="string" table:style-name="ce2">
            <text:p>Alpha = 0,5</text:p>
          </table:table-cell>
          <table:table-cell office:value-type="string" table:style-name="ce2">
            <text:p>Alpha = 0,6</text:p>
          </table:table-cell>
          <table:table-cell office:value-type="string" table:style-name="ce2">
            <text:p>Alpha = 0,7</text:p>
          </table:table-cell>
          <table:table-cell office:value-type="string" table:style-name="ce2">
            <text:p>Alpha = 0,8</text:p>
          </table:table-cell>
          <table:table-cell office:value-type="string" table:style-name="ce2">
            <text:p>Alpha = 0,9</text:p>
          </table:table-cell>
          <table:table-cell office:value-type="string" table:style-name="ce2">
            <text:p>Alpha = 1,0</text:p>
          </table:table-cell>
          <table:table-cell table:number-columns-repeated="16372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-0.2" table:style-name="ce1">
            <text:p>-0.2</text:p>
          </table:table-cell>
          <table:table-cell office:value-type="float" office:value="0.2" table:style-name="ce1">
            <text:p>0.2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1" table:style-name="ce1">
            <text:p>-0.1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0.3" table:style-name="ce1">
            <text:p>0.3</text:p>
          </table:table-cell>
          <table:table-cell table:number-columns-repeated="1637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0.13333300000000001" table:style-name="ce1">
            <text:p>0.133333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0.7" table:style-name="ce1">
            <text:p>0.7</text:p>
            <draw:frame draw:z-index="1" draw:id="id1" draw:style-name="a1" draw:name="Gráfico 3" svg:x="0.475in" svg:y="0.04583in" svg:width="6.50833in" svg:height="4.49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0.36666700000000002" table:style-name="ce1">
            <text:p>0.366667</text:p>
          </table:table-cell>
          <table:table-cell table:number-columns-repeated="1637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0" table:style-name="ce1">
            <text:p>0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53333299999999995" table:style-name="ce1">
            <text:p>0.533333</text:p>
          </table:table-cell>
          <table:table-cell office:value-type="float" office:value="0.7" table:style-name="ce1">
            <text:p>0.7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0.9" table:style-name="ce1">
            <text:p>0.9</text:p>
          </table:table-cell>
          <table:table-cell table:number-columns-repeated="1637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0.3" table:style-name="ce1">
            <text:p>0.3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3" table:style-name="ce1">
            <text:p>0.3</text:p>
          </table:table-cell>
          <table:table-cell office:value-type="float" office:value="0.43333300000000002" table:style-name="ce1">
            <text:p>0.433333</text:p>
          </table:table-cell>
          <table:table-cell office:value-type="float" office:value="0.6" table:style-name="ce1">
            <text:p>0.6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1.3" table:style-name="ce1">
            <text:p>1.3</text:p>
          </table:table-cell>
          <table:table-cell office:value-type="float" office:value="1.3333330000000001" table:style-name="ce1">
            <text:p>1.333333</text:p>
          </table:table-cell>
          <table:table-cell table:number-columns-repeated="1637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-1.233333" table:style-name="ce1">
            <text:p>-1.233333</text:p>
          </table:table-cell>
          <table:table-cell office:value-type="float" office:value="-3.3333000000000002E-2" table:style-name="ce1">
            <text:p>-0.033333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-0.63333300000000003" table:style-name="ce1">
            <text:p>-0.633333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33333299999999999" table:style-name="ce1">
            <text:p>0.3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0.9" table:style-name="ce1">
            <text:p>0.9</text:p>
          </table:table-cell>
          <table:table-cell office:value-type="float" office:value="1.8333330000000001" table:style-name="ce1">
            <text:p>1.833333</text:p>
          </table:table-cell>
          <table:table-cell table:number-columns-repeated="1637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0.3" table:style-name="ce1">
            <text:p>0.3</text:p>
          </table:table-cell>
          <table:table-cell office:value-type="float" office:value="1.1333329999999999" table:style-name="ce1">
            <text:p>1.133333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0.3" table:style-name="ce1">
            <text:p>0.3</text:p>
          </table:table-cell>
          <table:table-cell office:value-type="float" office:value="1.733333" table:style-name="ce1">
            <text:p>1.733333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1.5" table:style-name="ce1">
            <text:p>1.5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2.3666670000000001" table:style-name="ce1">
            <text:p>2.366667</text:p>
          </table:table-cell>
          <table:table-cell office:value-type="float" office:value="1.933333" table:style-name="ce1">
            <text:p>1.933333</text:p>
          </table:table-cell>
          <table:table-cell table:number-columns-repeated="1637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1.266667" table:style-name="ce1">
            <text:p>1.2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56666700000000003" table:style-name="ce1">
            <text:p>0.566667</text:p>
          </table:table-cell>
          <table:table-cell office:value-type="float" office:value="0.63333300000000003" table:style-name="ce1">
            <text:p>0.633333</text:p>
          </table:table-cell>
          <table:table-cell office:value-type="float" office:value="0.96666700000000005" table:style-name="ce1">
            <text:p>0.9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1.8666670000000001" table:style-name="ce1">
            <text:p>1.86666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566667" table:style-name="ce1">
            <text:p>1.566667</text:p>
          </table:table-cell>
          <table:table-cell table:number-columns-repeated="1637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-0.4" table:style-name="ce1">
            <text:p>-0.4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066667" table:style-name="ce1">
            <text:p>1.066667</text:p>
          </table:table-cell>
          <table:table-cell office:value-type="float" office:value="1.1666669999999999" table:style-name="ce1">
            <text:p>1.166667</text:p>
          </table:table-cell>
          <table:table-cell office:value-type="float" office:value="0.76666699999999999" table:style-name="ce1">
            <text:p>0.7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2.233333" table:style-name="ce1">
            <text:p>2.233333</text:p>
          </table:table-cell>
          <table:table-cell office:value-type="float" office:value="1.9666669999999999" table:style-name="ce1">
            <text:p>1.966667</text:p>
          </table:table-cell>
          <table:table-cell office:value-type="float" office:value="2.1666669999999999" table:style-name="ce1">
            <text:p>2.166667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1.9666669999999999" table:style-name="ce1">
            <text:p>1.966667</text:p>
          </table:table-cell>
          <table:table-cell table:number-columns-repeated="1637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1.766667" table:style-name="ce1">
            <text:p>1.7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2.233333" table:style-name="ce1">
            <text:p>2.233333</text:p>
          </table:table-cell>
          <table:table-cell office:value-type="float" office:value="2.5333329999999998" table:style-name="ce1">
            <text:p>2.533333</text:p>
          </table:table-cell>
          <table:table-cell office:value-type="float" office:value="3.6" table:style-name="ce1">
            <text:p>3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" table:style-name="ce1">
            <text:p>2.6</text:p>
          </table:table-cell>
          <table:table-cell office:value-type="float" office:value="1.8" table:style-name="ce1">
            <text:p>1.8</text:p>
          </table:table-cell>
          <table:table-cell table:number-columns-repeated="1637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1.3666670000000001" table:style-name="ce1">
            <text:p>1.366667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0333329999999998" table:style-name="ce1">
            <text:p>2.0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66667" table:style-name="ce1">
            <text:p>2.266667</text:p>
          </table:table-cell>
          <table:table-cell office:value-type="float" office:value="2.3333330000000001" table:style-name="ce1">
            <text:p>2.333333</text:p>
          </table:table-cell>
          <table:table-cell office:value-type="float" office:value="3.2" table:style-name="ce1">
            <text:p>3.2</text:p>
          </table:table-cell>
          <table:table-cell office:value-type="float" office:value="2.266667" table:style-name="ce1">
            <text:p>2.266667</text:p>
          </table:table-cell>
          <table:table-cell office:value-type="float" office:value="3.5666669999999998" table:style-name="ce1">
            <text:p>3.566667</text:p>
          </table:table-cell>
          <table:table-cell table:number-columns-repeated="1637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-0.5" table:style-name="ce1">
            <text:p>-0.5</text:p>
          </table:table-cell>
          <table:table-cell office:value-type="float" office:value="1.233333" table:style-name="ce1">
            <text:p>1.233333</text:p>
          </table:table-cell>
          <table:table-cell office:value-type="float" office:value="1.6666669999999999" table:style-name="ce1">
            <text:p>1.666667</text:p>
          </table:table-cell>
          <table:table-cell office:value-type="float" office:value="1.933333" table:style-name="ce1">
            <text:p>1.933333</text:p>
          </table:table-cell>
          <table:table-cell office:value-type="float" office:value="1.4666669999999999" table:style-name="ce1">
            <text:p>1.466667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7" table:style-name="ce1">
            <text:p>3.7</text:p>
          </table:table-cell>
          <table:table-cell office:value-type="float" office:value="3.4" table:style-name="ce1">
            <text:p>3.4</text:p>
          </table:table-cell>
          <table:table-cell office:value-type="float" office:value="2.7" table:style-name="ce1">
            <text:p>2.7</text:p>
          </table:table-cell>
          <table:table-cell office:value-type="float" office:value="3.1666669999999999" table:style-name="ce1">
            <text:p>3.166667</text:p>
          </table:table-cell>
          <table:table-cell table:number-columns-repeated="1637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2.4333330000000002" table:style-name="ce1">
            <text:p>2.433333</text:p>
          </table:table-cell>
          <table:table-cell office:value-type="float" office:value="2.1333329999999999" table:style-name="ce1">
            <text:p>2.13333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333329999999999" table:style-name="ce1">
            <text:p>2.633333</text:p>
          </table:table-cell>
          <table:table-cell office:value-type="float" office:value="2.9" table:style-name="ce1">
            <text:p>2.9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" table:style-name="ce1">
            <text:p>4.2</text:p>
          </table:table-cell>
          <table:table-cell office:value-type="float" office:value="4.0333329999999998" table:style-name="ce1">
            <text:p>4.0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2.9" table:style-name="ce1">
            <text:p>2.9</text:p>
          </table:table-cell>
          <table:table-cell table:number-columns-repeated="1637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2.4" table:style-name="ce1">
            <text:p>2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4.5333329999999998" table:style-name="ce1">
            <text:p>4.533333</text:p>
          </table:table-cell>
          <table:table-cell office:value-type="float" office:value="3.4" table:style-name="ce1">
            <text:p>3.4</text:p>
          </table:table-cell>
          <table:table-cell office:value-type="float" office:value="3.733333" table:style-name="ce1">
            <text:p>3.7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2.0666669999999998" table:style-name="ce1">
            <text:p>2.0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1666669999999999" table:style-name="ce1">
            <text:p>3.1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3.9666670000000002" table:style-name="ce1">
            <text:p>3.9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4.3666669999999996" table:style-name="ce1">
            <text:p>4.366667</text:p>
          </table:table-cell>
          <table:table-cell office:value-type="float" office:value="3.6" table:style-name="ce1">
            <text:p>3.6</text:p>
          </table:table-cell>
          <table:table-cell office:value-type="float" office:value="4.3333329999999997" table:style-name="ce1">
            <text:p>4.333333</text:p>
          </table:table-cell>
          <table:table-cell table:number-columns-repeated="1637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-0.3" table:style-name="ce1">
            <text:p>-0.3</text:p>
          </table:table-cell>
          <table:table-cell office:value-type="float" office:value="3.5" table:style-name="ce1">
            <text:p>3.5</text:p>
          </table:table-cell>
          <table:table-cell office:value-type="float" office:value="3.0666669999999998" table:style-name="ce1">
            <text:p>3.0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333329999999997" table:style-name="ce1">
            <text:p>4.833333</text:p>
          </table:table-cell>
          <table:table-cell office:value-type="float" office:value="4.7" table:style-name="ce1">
            <text:p>4.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4" table:style-name="ce1">
            <text:p>5.4</text:p>
          </table:table-cell>
          <table:table-cell office:value-type="float" office:value="4.0666669999999998" table:style-name="ce1">
            <text:p>4.066667</text:p>
          </table:table-cell>
          <table:table-cell office:value-type="float" office:value="4.1666670000000003" table:style-name="ce1">
            <text:p>4.166667</text:p>
          </table:table-cell>
          <table:table-cell table:number-columns-repeated="1637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-0.8" table:style-name="ce1">
            <text:p>-0.8</text:p>
          </table:table-cell>
          <table:table-cell office:value-type="float" office:value="2.8666670000000001" table:style-name="ce1">
            <text:p>2.866667</text:p>
          </table:table-cell>
          <table:table-cell office:value-type="float" office:value="2.9666670000000002" table:style-name="ce1">
            <text:p>2.9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3.4333330000000002" table:style-name="ce1">
            <text:p>3.433333</text:p>
          </table:table-cell>
          <table:table-cell office:value-type="float" office:value="4.5" table:style-name="ce1">
            <text:p>4.5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233333" table:style-name="ce1">
            <text:p>5.233333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4.3333329999999997" table:style-name="ce1">
            <text:p>4.333333</text:p>
          </table:table-cell>
          <table:table-cell office:value-type="float" office:value="5.5333329999999998" table:style-name="ce1">
            <text:p>5.533333</text:p>
          </table:table-cell>
          <table:table-cell table:number-columns-repeated="1637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3.0333329999999998" table:style-name="ce1">
            <text:p>3.033333</text:p>
          </table:table-cell>
          <table:table-cell office:value-type="float" office:value="3.6666669999999999" table:style-name="ce1">
            <text:p>3.666667</text:p>
          </table:table-cell>
          <table:table-cell office:value-type="float" office:value="3.5333329999999998" table:style-name="ce1">
            <text:p>3.533333</text:p>
          </table:table-cell>
          <table:table-cell office:value-type="float" office:value="4.233333" table:style-name="ce1">
            <text:p>4.233333</text:p>
          </table:table-cell>
          <table:table-cell office:value-type="float" office:value="4.5" table:style-name="ce1">
            <text:p>4.5</text:p>
          </table:table-cell>
          <table:table-cell office:value-type="float" office:value="5.7" table:style-name="ce1">
            <text:p>5.7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8666669999999996" table:style-name="ce1">
            <text:p>4.866667</text:p>
          </table:table-cell>
          <table:table-cell table:number-columns-repeated="1637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3.2" table:style-name="ce1">
            <text:p>3.2</text:p>
          </table:table-cell>
          <table:table-cell office:value-type="float" office:value="3.766667" table:style-name="ce1">
            <text:p>3.766667</text:p>
          </table:table-cell>
          <table:table-cell office:value-type="float" office:value="3.8333330000000001" table:style-name="ce1">
            <text:p>3.833333</text:p>
          </table:table-cell>
          <table:table-cell office:value-type="float" office:value="5.266667" table:style-name="ce1">
            <text:p>5.266667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5666669999999998" table:style-name="ce1">
            <text:p>5.5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5" table:style-name="ce1">
            <text:p>5.5</text:p>
          </table:table-cell>
          <table:table-cell office:value-type="float" office:value="5.233333" table:style-name="ce1">
            <text:p>5.233333</text:p>
          </table:table-cell>
          <table:table-cell office:value-type="float" office:value="4.4333330000000002" table:style-name="ce1">
            <text:p>4.433333</text:p>
          </table:table-cell>
          <table:table-cell table:number-columns-repeated="1637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-0.466667" table:style-name="ce1">
            <text:p>-0.466667</text:p>
          </table:table-cell>
          <table:table-cell office:value-type="float" office:value="4.733333" table:style-name="ce1">
            <text:p>4.733333</text:p>
          </table:table-cell>
          <table:table-cell office:value-type="float" office:value="3.5666669999999998" table:style-name="ce1">
            <text:p>3.566667</text:p>
          </table:table-cell>
          <table:table-cell office:value-type="float" office:value="3.3666670000000001" table:style-name="ce1">
            <text:p>3.366667</text:p>
          </table:table-cell>
          <table:table-cell office:value-type="float" office:value="4.8666669999999996" table:style-name="ce1">
            <text:p>4.866667</text:p>
          </table:table-cell>
          <table:table-cell office:value-type="float" office:value="5.4" table:style-name="ce1">
            <text:p>5.4</text:p>
          </table:table-cell>
          <table:table-cell office:value-type="float" office:value="5" table:style-name="ce1">
            <text:p>5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6.266667" table:style-name="ce1">
            <text:p>6.26666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4.9333330000000002" table:style-name="ce1">
            <text:p>4.933333</text:p>
          </table:table-cell>
          <table:table-cell table:number-columns-repeated="1637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4.1666670000000003" table:style-name="ce1">
            <text:p>4.166667</text:p>
          </table:table-cell>
          <table:table-cell office:value-type="float" office:value="3.2" table:style-name="ce1">
            <text:p>3.2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5.9" table:style-name="ce1">
            <text:p>5.9</text:p>
          </table:table-cell>
          <table:table-cell office:value-type="float" office:value="6.3" table:style-name="ce1">
            <text:p>6.3</text:p>
          </table:table-cell>
          <table:table-cell office:value-type="float" office:value="5.9" table:style-name="ce1">
            <text:p>5.9</text:p>
          </table:table-cell>
          <table:table-cell office:value-type="float" office:value="6.2" table:style-name="ce1">
            <text:p>6.2</text:p>
          </table:table-cell>
          <table:table-cell table:number-columns-repeated="1637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4.4333330000000002" table:style-name="ce1">
            <text:p>4.433333</text:p>
          </table:table-cell>
          <table:table-cell office:value-type="float" office:value="4.6333330000000004" table:style-name="ce1">
            <text:p>4.633333</text:p>
          </table:table-cell>
          <table:table-cell office:value-type="float" office:value="4.733333" table:style-name="ce1">
            <text:p>4.73333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" table:style-name="ce1">
            <text:p>6.4</text:p>
          </table:table-cell>
          <table:table-cell office:value-type="float" office:value="5.9" table:style-name="ce1">
            <text:p>5.9</text:p>
          </table:table-cell>
          <table:table-cell table:number-columns-repeated="1637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3.6333329999999999" table:style-name="ce1">
            <text:p>3.633333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6" table:style-name="ce1">
            <text:p>5.6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5.2" table:style-name="ce1">
            <text:p>5.2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5.5333329999999998" table:style-name="ce1">
            <text:p>5.533333</text:p>
          </table:table-cell>
          <table:table-cell office:value-type="float" office:value="6.1" table:style-name="ce1">
            <text:p>6.1</text:p>
          </table:table-cell>
          <table:table-cell table:number-columns-repeated="1637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.23333300000000001" table:style-name="ce1">
            <text:p>0.233333</text:p>
          </table:table-cell>
          <table:table-cell office:value-type="float" office:value="2.9333330000000002" table:style-name="ce1">
            <text:p>2.933333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5" table:style-name="ce1">
            <text:p>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2" table:style-name="ce1">
            <text:p>6.2</text:p>
          </table:table-cell>
          <table:table-cell office:value-type="float" office:value="5.8" table:style-name="ce1">
            <text:p>5.8</text:p>
          </table:table-cell>
          <table:table-cell office:value-type="float" office:value="6.8333329999999997" table:style-name="ce1">
            <text:p>6.833333</text:p>
          </table:table-cell>
          <table:table-cell table:number-columns-repeated="1637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-1.3" table:style-name="ce1">
            <text:p>-1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4333330000000002" table:style-name="ce1">
            <text:p>5.4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5.9666670000000002" table:style-name="ce1">
            <text:p>5.966667</text:p>
          </table:table-cell>
          <table:table-cell table:number-columns-repeated="1637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-1.6333329999999999" table:style-name="ce1">
            <text:p>-1.633333</text:p>
          </table:table-cell>
          <table:table-cell office:value-type="float" office:value="4.9333330000000002" table:style-name="ce1">
            <text:p>4.933333</text:p>
          </table:table-cell>
          <table:table-cell office:value-type="float" office:value="5.8" table:style-name="ce1">
            <text:p>5.8</text:p>
          </table:table-cell>
          <table:table-cell office:value-type="float" office:value="5.7" table:style-name="ce1">
            <text:p>5.7</text:p>
          </table:table-cell>
          <table:table-cell office:value-type="float" office:value="5.4666670000000002" table:style-name="ce1">
            <text:p>5.466667</text:p>
          </table:table-cell>
          <table:table-cell office:value-type="float" office:value="7.2" table:style-name="ce1">
            <text:p>7.2</text:p>
          </table:table-cell>
          <table:table-cell office:value-type="float" office:value="6.5" table:style-name="ce1">
            <text:p>6.5</text:p>
          </table:table-cell>
          <table:table-cell office:value-type="float" office:value="6.7" table:style-name="ce1">
            <text:p>6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3" table:style-name="ce1">
            <text:p>6.3</text:p>
          </table:table-cell>
          <table:table-cell table:number-columns-repeated="1637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-0.9" table:style-name="ce1">
            <text:p>-0.9</text:p>
          </table:table-cell>
          <table:table-cell office:value-type="float" office:value="4.9666670000000002" table:style-name="ce1">
            <text:p>4.966667</text:p>
          </table:table-cell>
          <table:table-cell office:value-type="float" office:value="5.3333329999999997" table:style-name="ce1">
            <text:p>5.333333</text:p>
          </table:table-cell>
          <table:table-cell office:value-type="float" office:value="6.1" table:style-name="ce1">
            <text:p>6.1</text:p>
          </table:table-cell>
          <table:table-cell office:value-type="float" office:value="6" table:style-name="ce1">
            <text:p>6</text:p>
          </table:table-cell>
          <table:table-cell office:value-type="float" office:value="5.766667" table:style-name="ce1">
            <text:p>5.766667</text:p>
          </table:table-cell>
          <table:table-cell office:value-type="float" office:value="6.3" table:style-name="ce1">
            <text:p>6.3</text:p>
          </table:table-cell>
          <table:table-cell office:value-type="float" office:value="6.9" table:style-name="ce1">
            <text:p>6.9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6.233333" table:style-name="ce1">
            <text:p>6.233333</text:p>
          </table:table-cell>
          <table:table-cell office:value-type="float" office:value="6.3" table:style-name="ce1">
            <text:p>6.3</text:p>
          </table:table-cell>
          <table:table-cell table:number-columns-repeated="1637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-6.6667000000000004E-2" table:style-name="ce1">
            <text:p>-0.0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3" table:style-name="ce1">
            <text:p>5.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2" table:style-name="ce1">
            <text:p>6.2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5.7" table:style-name="ce1">
            <text:p>5.7</text:p>
          </table:table-cell>
          <table:table-cell office:value-type="float" office:value="6.5" table:style-name="ce1">
            <text:p>6.5</text:p>
          </table:table-cell>
          <table:table-cell table:number-columns-repeated="1637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5.0666669999999998" table:style-name="ce1">
            <text:p>5.066667</text:p>
          </table:table-cell>
          <table:table-cell office:value-type="float" office:value="5.6666670000000003" table:style-name="ce1">
            <text:p>5.6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5.9333330000000002" table:style-name="ce1">
            <text:p>5.93333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5.733333" table:style-name="ce1">
            <text:p>5.733333</text:p>
          </table:table-cell>
          <table:table-cell office:value-type="float" office:value="6.3333329999999997" table:style-name="ce1">
            <text:p>6.333333</text:p>
          </table:table-cell>
          <table:table-cell table:number-columns-repeated="1637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5.6" table:style-name="ce1">
            <text:p>5.6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office:value-type="float" office:value="7" table:style-name="ce1">
            <text:p>7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" table:style-name="ce1">
            <text:p>6.9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5.8666669999999996" table:style-name="ce1">
            <text:p>5.866667</text:p>
          </table:table-cell>
          <table:table-cell office:value-type="float" office:value="6.4666670000000002" table:style-name="ce1">
            <text:p>6.466667</text:p>
          </table:table-cell>
          <table:table-cell office:value-type="float" office:value="5.9666670000000002" table:style-name="ce1">
            <text:p>5.966667</text:p>
          </table:table-cell>
          <table:table-cell office:value-type="float" office:value="6.1" table:style-name="ce1">
            <text:p>6.1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7" table:style-name="ce1">
            <text:p>7.7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6.0666669999999998" table:style-name="ce1">
            <text:p>6.066667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-0.5" table:style-name="ce1">
            <text:p>-0.5</text:p>
          </table:table-cell>
          <table:table-cell office:value-type="float" office:value="5.6333330000000004" table:style-name="ce1">
            <text:p>5.633333</text:p>
          </table:table-cell>
          <table:table-cell office:value-type="float" office:value="6.1666670000000003" table:style-name="ce1">
            <text:p>6.166667</text:p>
          </table:table-cell>
          <table:table-cell office:value-type="float" office:value="6.6" table:style-name="ce1">
            <text:p>6.6</text:p>
          </table:table-cell>
          <table:table-cell office:value-type="float" office:value="6.233333" table:style-name="ce1">
            <text:p>6.2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7" table:style-name="ce1">
            <text:p>6.7</text:p>
          </table:table-cell>
          <table:table-cell office:value-type="float" office:value="7.5" table:style-name="ce1">
            <text:p>7.5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-1.3666670000000001" table:style-name="ce1">
            <text:p>-1.366667</text:p>
          </table:table-cell>
          <table:table-cell office:value-type="float" office:value="6.1" table:style-name="ce1">
            <text:p>6.1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0333329999999998" table:style-name="ce1">
            <text:p>6.0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6" table:style-name="ce1">
            <text:p>6.6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6.7" table:style-name="ce1">
            <text:p>6.7</text:p>
          </table:table-cell>
          <table:table-cell table:number-columns-repeated="1637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5" table:style-name="ce1">
            <text:p>6.5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2" table:style-name="ce1">
            <text:p>7.2</text:p>
          </table:table-cell>
          <table:table-cell office:value-type="float" office:value="7.5" table:style-name="ce1">
            <text:p>7.5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3666669999999996" table:style-name="ce1">
            <text:p>6.366667</text:p>
          </table:table-cell>
          <table:table-cell office:value-type="float" office:value="6.9666670000000002" table:style-name="ce1">
            <text:p>6.966667</text:p>
          </table:table-cell>
          <table:table-cell table:number-columns-repeated="1637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6.8" table:style-name="ce1">
            <text:p>6.8</text:p>
          </table:table-cell>
          <table:table-cell office:value-type="float" office:value="6.733333" table:style-name="ce1">
            <text:p>6.733333</text:p>
          </table:table-cell>
          <table:table-cell office:value-type="float" office:value="6.7" table:style-name="ce1">
            <text:p>6.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" table:style-name="ce1">
            <text:p>7.6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" table:style-name="ce1">
            <text:p>7.4</text:p>
          </table:table-cell>
          <table:table-cell office:value-type="float" office:value="6.5333329999999998" table:style-name="ce1">
            <text:p>6.533333</text:p>
          </table:table-cell>
          <table:table-cell table:number-columns-repeated="1637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-0.36666700000000002" table:style-name="ce1">
            <text:p>-0.366667</text:p>
          </table:table-cell>
          <table:table-cell office:value-type="float" office:value="5.8333329999999997" table:style-name="ce1">
            <text:p>5.833333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2" table:style-name="ce1">
            <text:p>7.2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3" table:style-name="ce1">
            <text:p>6.3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6.2" table:style-name="ce1">
            <text:p>6.2</text:p>
          </table:table-cell>
          <table:table-cell office:value-type="float" office:value="6.3" table:style-name="ce1">
            <text:p>6.3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6666670000000003" table:style-name="ce1">
            <text:p>6.666667</text:p>
          </table:table-cell>
          <table:table-cell table:number-columns-repeated="1637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-1.3" table:style-name="ce1">
            <text:p>-1.3</text:p>
          </table:table-cell>
          <table:table-cell office:value-type="float" office:value="6.5666669999999998" table:style-name="ce1">
            <text:p>6.566667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" table:style-name="ce1">
            <text:p>6.6</text:p>
          </table:table-cell>
          <table:table-cell office:value-type="float" office:value="7.5" table:style-name="ce1">
            <text:p>7.5</text:p>
          </table:table-cell>
          <table:table-cell office:value-type="float" office:value="6.9666670000000002" table:style-name="ce1">
            <text:p>6.966667</text:p>
          </table:table-cell>
          <table:table-cell office:value-type="float" office:value="6.9" table:style-name="ce1">
            <text:p>6.9</text:p>
          </table:table-cell>
          <table:table-cell office:value-type="float" office:value="7.1" table:style-name="ce1">
            <text:p>7.1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6.5" table:style-name="ce1">
            <text:p>6.5</text:p>
          </table:table-cell>
          <table:table-cell office:value-type="float" office:value="6.0666669999999998" table:style-name="ce1">
            <text:p>6.066667</text:p>
          </table:table-cell>
          <table:table-cell office:value-type="float" office:value="6.9" table:style-name="ce1">
            <text:p>6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" table:style-name="ce1">
            <text:p>7.4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6.9" table:style-name="ce1">
            <text:p>6.9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33333" table:style-name="ce1">
            <text:p>7.233333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7" table:style-name="ce1">
            <text:p>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6.4333330000000002" table:style-name="ce1">
            <text:p>6.4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766667" table:style-name="ce1">
            <text:p>6.766667</text:p>
          </table:table-cell>
          <table:table-cell table:number-columns-repeated="1637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6.1333330000000004" table:style-name="ce1">
            <text:p>6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4" table:style-name="ce1">
            <text:p>7.4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3" table:style-name="ce1">
            <text:p>7.3</text:p>
          </table:table-cell>
          <table:table-cell office:value-type="float" office:value="7" table:style-name="ce1">
            <text:p>7</text:p>
          </table:table-cell>
          <table:table-cell office:value-type="float" office:value="6.8" table:style-name="ce1">
            <text:p>6.8</text:p>
          </table:table-cell>
          <table:table-cell table:number-columns-repeated="1637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-0.3" table:style-name="ce1">
            <text:p>-0.3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1" table:style-name="ce1">
            <text:p>7.1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table:number-columns-repeated="1637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7" table:style-name="ce1">
            <text:p>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1" table:style-name="ce1">
            <text:p>7.1</text:p>
          </table:table-cell>
          <table:table-cell office:value-type="float" office:value="7.1" table:style-name="ce1">
            <text:p>7.1</text:p>
          </table:table-cell>
          <table:table-cell table:number-columns-repeated="1637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2" table:style-name="ce1">
            <text:p>7.2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" table:style-name="ce1">
            <text:p>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9" table:style-name="ce1">
            <text:p>7.9</text:p>
          </table:table-cell>
          <table:table-cell office:value-type="float" office:value="7.4" table:style-name="ce1">
            <text:p>7.4</text:p>
          </table:table-cell>
          <table:table-cell office:value-type="float" office:value="6.9" table:style-name="ce1">
            <text:p>6.9</text:p>
          </table:table-cell>
          <table:table-cell office:value-type="float" office:value="6.8" table:style-name="ce1">
            <text:p>6.8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6666670000000003" table:style-name="ce1">
            <text:p>6.666667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6.8" table:style-name="ce1">
            <text:p>6.8</text:p>
          </table:table-cell>
          <table:table-cell table:number-columns-repeated="1637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-0.7" table:style-name="ce1">
            <text:p>-0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3" table:style-name="ce1">
            <text:p>7.3</text:p>
          </table:table-cell>
          <table:table-cell office:value-type="float" office:value="7.6" table:style-name="ce1">
            <text:p>7.6</text:p>
          </table:table-cell>
          <table:table-cell office:value-type="float" office:value="8.4" table:style-name="ce1">
            <text:p>8.4</text:p>
          </table:table-cell>
          <table:table-cell office:value-type="float" office:value="7.8" table:style-name="ce1">
            <text:p>7.8</text:p>
          </table:table-cell>
          <table:table-cell office:value-type="float" office:value="7.1" table:style-name="ce1">
            <text:p>7.1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-0.9" table:style-name="ce1">
            <text:p>-0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" table:style-name="ce1">
            <text:p>7</text:p>
          </table:table-cell>
          <table:table-cell office:value-type="float" office:value="7.4" table:style-name="ce1">
            <text:p>7.4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3" table:style-name="ce1">
            <text:p>7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" table:style-name="ce1">
            <text:p>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4" table:style-name="ce1">
            <text:p>7.4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3" table:style-name="ce1">
            <text:p>7.3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" table:style-name="ce1">
            <text:p>7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table:number-columns-repeated="1637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0333329999999998" table:style-name="ce1">
            <text:p>7.033333</text:p>
          </table:table-cell>
          <table:table-cell table:number-columns-repeated="1637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-0.7" table:style-name="ce1">
            <text:p>-0.7</text:p>
          </table:table-cell>
          <table:table-cell office:value-type="float" office:value="6.5333329999999998" table:style-name="ce1">
            <text:p>6.533333</text:p>
          </table:table-cell>
          <table:table-cell office:value-type="float" office:value="6.3333329999999997" table:style-name="ce1">
            <text:p>6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9" table:style-name="ce1">
            <text:p>7.9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766667" table:style-name="ce1">
            <text:p>7.766667</text:p>
          </table:table-cell>
          <table:table-cell table:number-columns-repeated="1637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2" table:style-name="ce1">
            <text:p>7.2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6.733333" table:style-name="ce1">
            <text:p>6.7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4" table:style-name="ce1">
            <text:p>7.4</text:p>
          </table:table-cell>
          <table:table-cell office:value-type="float" office:value="7.2" table:style-name="ce1">
            <text:p>7.2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" table:style-name="ce1">
            <text:p>7.7</text:p>
          </table:table-cell>
          <table:table-cell office:value-type="float" office:value="6.8" table:style-name="ce1">
            <text:p>6.8</text:p>
          </table:table-cell>
          <table:table-cell office:value-type="float" office:value="7.2" table:style-name="ce1">
            <text:p>7.2</text:p>
          </table:table-cell>
          <table:table-cell table:number-columns-repeated="1637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4" table:style-name="ce1">
            <text:p>7.4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" table:style-name="ce1">
            <text:p>7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7" table:style-name="ce1">
            <text:p>7.7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6.766667" table:style-name="ce1">
            <text:p>6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7" table:style-name="ce1">
            <text:p>7.7</text:p>
          </table:table-cell>
          <table:table-cell office:value-type="float" office:value="7.6" table:style-name="ce1">
            <text:p>7.6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6.6667000000000004E-2" table:style-name="ce1">
            <text:p>0.0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7.9" table:style-name="ce1">
            <text:p>7.9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-1.566667" table:style-name="ce1">
            <text:p>-1.566667</text:p>
          </table:table-cell>
          <table:table-cell office:value-type="float" office:value="7.4" table:style-name="ce1">
            <text:p>7.4</text:p>
          </table:table-cell>
          <table:table-cell office:value-type="float" office:value="7.3" table:style-name="ce1">
            <text:p>7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0333329999999998" table:style-name="ce1">
            <text:p>7.033333</text:p>
          </table:table-cell>
          <table:table-cell office:value-type="float" office:value="7.6" table:style-name="ce1">
            <text:p>7.6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7" table:style-name="ce1">
            <text:p>7.7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-0.3" table:style-name="ce1">
            <text:p>-0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6" table:style-name="ce1">
            <text:p>7.6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" table:style-name="ce1">
            <text:p>7.5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3" table:style-name="ce1">
            <text:p>7.3</text:p>
          </table:table-cell>
          <table:table-cell office:value-type="float" office:value="7.7" table:style-name="ce1">
            <text:p>7.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" table:style-name="ce1">
            <text:p>7.2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0.16666700000000001" table:style-name="ce1">
            <text:p>0.1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8" table:style-name="ce1">
            <text:p>7.8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-0.2" table:style-name="ce1">
            <text:p>-0.2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266667" table:style-name="ce1">
            <text:p>7.266667</text:p>
          </table:table-cell>
          <table:table-cell table:number-columns-repeated="1637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-1.0333330000000001" table:style-name="ce1">
            <text:p>-1.033333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8" table:style-name="ce1">
            <text:p>7.8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1" table:style-name="ce1">
            <text:p>7.1</text:p>
          </table:table-cell>
          <table:table-cell office:value-type="float" office:value="7.8" table:style-name="ce1">
            <text:p>7.8</text:p>
          </table:table-cell>
          <table:table-cell table:number-columns-repeated="1637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6.6333330000000004" table:style-name="ce1">
            <text:p>6.633333</text:p>
          </table:table-cell>
          <table:table-cell office:value-type="float" office:value="7.4" table:style-name="ce1">
            <text:p>7.4</text:p>
          </table:table-cell>
          <table:table-cell table:number-columns-repeated="1637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-0.1" table:style-name="ce1">
            <text:p>-0.1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5666670000000007" table:style-name="ce1">
            <text:p>8.5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" table:style-name="ce1">
            <text:p>7.5</text:p>
          </table:table-cell>
          <table:table-cell office:value-type="float" office:value="7.3" table:style-name="ce1">
            <text:p>7.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6.5" table:style-name="ce1">
            <text:p>6.5</text:p>
          </table:table-cell>
          <table:table-cell office:value-type="float" office:value="7.6333330000000004" table:style-name="ce1">
            <text:p>7.633333</text:p>
          </table:table-cell>
          <table:table-cell table:number-columns-repeated="1637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-0.56666700000000003" table:style-name="ce1">
            <text:p>-0.566667</text:p>
          </table:table-cell>
          <table:table-cell office:value-type="float" office:value="7.7" table:style-name="ce1">
            <text:p>7.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3" table:style-name="ce1">
            <text:p>7.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8" table:style-name="ce1">
            <text:p>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8.1" table:style-name="ce1">
            <text:p>8.1</text:p>
          </table:table-cell>
          <table:table-cell table:number-columns-repeated="1637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-0.3" table:style-name="ce1">
            <text:p>-0.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1" table:style-name="ce1">
            <text:p>8.1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333329999999997" table:style-name="ce1">
            <text:p>7.333333</text:p>
          </table:table-cell>
          <table:table-cell table:number-columns-repeated="1637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-0.4" table:style-name="ce1">
            <text:p>-0.4</text:p>
          </table:table-cell>
          <table:table-cell office:value-type="float" office:value="6.8333329999999997" table:style-name="ce1">
            <text:p>6.833333</text:p>
          </table:table-cell>
          <table:table-cell office:value-type="float" office:value="6.8666669999999996" table:style-name="ce1">
            <text:p>6.866667</text:p>
          </table:table-cell>
          <table:table-cell office:value-type="float" office:value="7.9" table:style-name="ce1">
            <text:p>7.9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-0.9" table:style-name="ce1">
            <text:p>-0.9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4" table:style-name="ce1">
            <text:p>7.4</text:p>
          </table:table-cell>
          <table:table-cell office:value-type="float" office:value="7.7" table:style-name="ce1">
            <text:p>7.7</text:p>
          </table:table-cell>
          <table:table-cell office:value-type="float" office:value="7.8" table:style-name="ce1">
            <text:p>7.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-0.3" table:style-name="ce1">
            <text:p>-0.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5" table:style-name="ce1">
            <text:p>7.5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-0.9" table:style-name="ce1">
            <text:p>-0.9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" table:style-name="ce1">
            <text:p>7.9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7" table:style-name="ce1">
            <text:p>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9" table:style-name="ce1">
            <text:p>7.9</text:p>
          </table:table-cell>
          <table:table-cell table:number-columns-repeated="16372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-0.4" table:style-name="ce1">
            <text:p>-0.4</text:p>
          </table:table-cell>
          <table:table-cell office:value-type="float" office:value="7.6" table:style-name="ce1">
            <text:p>7.6</text:p>
          </table:table-cell>
          <table:table-cell office:value-type="float" office:value="8" table:style-name="ce1">
            <text:p>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1" table:style-name="ce1">
            <text:p>7.1</text:p>
          </table:table-cell>
          <table:table-cell office:value-type="float" office:value="7.7" table:style-name="ce1">
            <text:p>7.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6" table:style-name="ce1">
            <text:p>7.6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" table:style-name="ce1">
            <text:p>7.9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8.1" table:style-name="ce1">
            <text:p>8.1</text:p>
          </table:table-cell>
          <table:table-cell office:value-type="float" office:value="8" table:style-name="ce1">
            <text:p>8</text:p>
          </table:table-cell>
          <table:table-cell office:value-type="float" office:value="8.266667" table:style-name="ce1">
            <text:p>8.266667</text:p>
          </table:table-cell>
          <table:table-cell table:number-columns-repeated="16372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.3333000000000002E-2" table:style-name="ce1">
            <text:p>0.0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8.0333330000000007" table:style-name="ce1">
            <text:p>8.033333</text:p>
          </table:table-cell>
          <table:table-cell table:number-columns-repeated="16372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-0.26666699999999999" table:style-name="ce1">
            <text:p>-0.2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4333329999999993" table:style-name="ce1">
            <text:p>8.4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-0.73333300000000001" table:style-name="ce1">
            <text:p>-0.733333</text:p>
          </table:table-cell>
          <table:table-cell office:value-type="float" office:value="8" table:style-name="ce1">
            <text:p>8</text:p>
          </table:table-cell>
          <table:table-cell office:value-type="float" office:value="7.3333329999999997" table:style-name="ce1">
            <text:p>7.333333</text:p>
          </table:table-cell>
          <table:table-cell office:value-type="float" office:value="7.3" table:style-name="ce1">
            <text:p>7.3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" table:style-name="ce1">
            <text:p>8.1</text:p>
          </table:table-cell>
          <table:table-cell office:value-type="float" office:value="7.733333" table:style-name="ce1">
            <text:p>7.733333</text:p>
          </table:table-cell>
          <table:table-cell office:value-type="float" office:value="6.9" table:style-name="ce1">
            <text:p>6.9</text:p>
          </table:table-cell>
          <table:table-cell office:value-type="float" office:value="7.7" table:style-name="ce1">
            <text:p>7.7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-1.066667" table:style-name="ce1">
            <text:p>-1.066667</text:p>
          </table:table-cell>
          <table:table-cell office:value-type="float" office:value="8" table:style-name="ce1">
            <text:p>8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5" table:style-name="ce1">
            <text:p>7.5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6.766667" table:style-name="ce1">
            <text:p>6.766667</text:p>
          </table:table-cell>
          <table:table-cell table:number-columns-repeated="16372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-0.3" table:style-name="ce1">
            <text:p>-0.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9" table:style-name="ce1">
            <text:p>7.9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233333" table:style-name="ce1">
            <text:p>7.233333</text:p>
          </table:table-cell>
          <table:table-cell table:number-columns-repeated="16372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-0.53333299999999995" table:style-name="ce1">
            <text:p>-0.533333</text:p>
          </table:table-cell>
          <table:table-cell office:value-type="float" office:value="7.9" table:style-name="ce1">
            <text:p>7.9</text:p>
          </table:table-cell>
          <table:table-cell office:value-type="float" office:value="7.6" table:style-name="ce1">
            <text:p>7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" table:style-name="ce1">
            <text:p>8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0666669999999998" table:style-name="ce1">
            <text:p>7.0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1666670000000003" table:style-name="ce1">
            <text:p>7.166667</text:p>
          </table:table-cell>
          <table:table-cell office:value-type="float" office:value="8" table:style-name="ce1">
            <text:p>8</text:p>
          </table:table-cell>
          <table:table-cell office:value-type="float" office:value="7.6666670000000003" table:style-name="ce1">
            <text:p>7.666667</text:p>
          </table:table-cell>
          <table:table-cell table:number-columns-repeated="16372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-1.1333329999999999" table:style-name="ce1">
            <text:p>-1.1333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" table:style-name="ce1">
            <text:p>8.1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6" table:style-name="ce1">
            <text:p>8.6</text:p>
          </table:table-cell>
          <table:table-cell table:number-columns-repeated="16372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6" table:style-name="ce1">
            <text:p>7.6</text:p>
          </table:table-cell>
          <table:table-cell office:value-type="float" office:value="6.9333330000000002" table:style-name="ce1">
            <text:p>6.933333</text:p>
          </table:table-cell>
          <table:table-cell office:value-type="float" office:value="7.8666669999999996" table:style-name="ce1">
            <text:p>7.866667</text:p>
          </table:table-cell>
          <table:table-cell table:number-columns-repeated="16372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8.4333329999999993" table:style-name="ce1">
            <text:p>8.433333</text:p>
          </table:table-cell>
          <table:table-cell table:number-columns-repeated="16372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5" table:style-name="ce1">
            <text:p>7.5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5" table:style-name="ce1">
            <text:p>7.5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-0.43333300000000002" table:style-name="ce1">
            <text:p>-0.433333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266667" table:style-name="ce1">
            <text:p>8.266667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8" table:style-name="ce1">
            <text:p>7.8</text:p>
          </table:table-cell>
          <table:table-cell office:value-type="float" office:value="7.9333330000000002" table:style-name="ce1">
            <text:p>7.933333</text:p>
          </table:table-cell>
          <table:table-cell table:number-columns-repeated="16372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-1.3" table:style-name="ce1">
            <text:p>-1.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6" table:style-name="ce1">
            <text:p>7.6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table:number-columns-repeated="16372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-0.7" table:style-name="ce1">
            <text:p>-0.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1" table:style-name="ce1">
            <text:p>8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666669999999996" table:style-name="ce1">
            <text:p>7.866667</text:p>
          </table:table-cell>
          <table:table-cell office:value-type="float" office:value="7.6666670000000003" table:style-name="ce1">
            <text:p>7.666667</text:p>
          </table:table-cell>
          <table:table-cell office:value-type="float" office:value="7.1333330000000004" table:style-name="ce1">
            <text:p>7.133333</text:p>
          </table:table-cell>
          <table:table-cell office:value-type="float" office:value="7.4666670000000002" table:style-name="ce1">
            <text:p>7.466667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8333329999999997" table:style-name="ce1">
            <text:p>7.833333</text:p>
          </table:table-cell>
          <table:table-cell table:number-columns-repeated="16372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-0.96666700000000005" table:style-name="ce1">
            <text:p>-0.966667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266667" table:style-name="ce1">
            <text:p>7.26666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" table:style-name="ce1">
            <text:p>8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-0.16666700000000001" table:style-name="ce1">
            <text:p>-0.166667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8" table:style-name="ce1">
            <text:p>7.8</text:p>
          </table:table-cell>
          <table:table-cell office:value-type="float" office:value="7.3666669999999996" table:style-name="ce1">
            <text:p>7.366667</text:p>
          </table:table-cell>
          <table:table-cell office:value-type="float" office:value="7.8" table:style-name="ce1">
            <text:p>7.8</text:p>
          </table:table-cell>
          <table:table-cell office:value-type="float" office:value="7.5666669999999998" table:style-name="ce1">
            <text:p>7.566667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7" table:style-name="ce1">
            <text:p>7.7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5333329999999998" table:style-name="ce1">
            <text:p>7.5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-0.93333299999999997" table:style-name="ce1">
            <text:p>-0.9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766667" table:style-name="ce1">
            <text:p>7.766667</text:p>
          </table:table-cell>
          <table:table-cell office:value-type="float" office:value="7.9" table:style-name="ce1">
            <text:p>7.9</text:p>
          </table:table-cell>
          <table:table-cell office:value-type="float" office:value="8.1" table:style-name="ce1">
            <text:p>8.1</text:p>
          </table:table-cell>
          <table:table-cell office:value-type="float" office:value="8.4666669999999993" table:style-name="ce1">
            <text:p>8.4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-0.66666700000000001" table:style-name="ce1">
            <text:p>-0.666667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8.233333" table:style-name="ce1">
            <text:p>8.233333</text:p>
          </table:table-cell>
          <table:table-cell office:value-type="float" office:value="7.2" table:style-name="ce1">
            <text:p>7.2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333329999999998" table:style-name="ce1">
            <text:p>7.533333</text:p>
          </table:table-cell>
          <table:table-cell table:number-columns-repeated="16372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-0.1" table:style-name="ce1">
            <text:p>-0.1</text:p>
          </table:table-cell>
          <table:table-cell office:value-type="float" office:value="8.266667" table:style-name="ce1">
            <text:p>8.266667</text:p>
          </table:table-cell>
          <table:table-cell office:value-type="float" office:value="7.8" table:style-name="ce1">
            <text:p>7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1" table:style-name="ce1">
            <text:p>8.1</text:p>
          </table:table-cell>
          <table:table-cell office:value-type="float" office:value="7.8333329999999997" table:style-name="ce1">
            <text:p>7.833333</text:p>
          </table:table-cell>
          <table:table-cell office:value-type="float" office:value="7.5666669999999998" table:style-name="ce1">
            <text:p>7.566667</text:p>
          </table:table-cell>
          <table:table-cell table:number-columns-repeated="16372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-0.83333299999999999" table:style-name="ce1">
            <text:p>-0.833333</text:p>
          </table:table-cell>
          <table:table-cell office:value-type="float" office:value="8.6666670000000003" table:style-name="ce1">
            <text:p>8.666667</text:p>
          </table:table-cell>
          <table:table-cell office:value-type="float" office:value="7.8" table:style-name="ce1">
            <text:p>7.8</text:p>
          </table:table-cell>
          <table:table-cell office:value-type="float" office:value="7.233333" table:style-name="ce1">
            <text:p>7.233333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7" table:style-name="ce1">
            <text:p>7</text:p>
          </table:table-cell>
          <table:table-cell office:value-type="float" office:value="7.266667" table:style-name="ce1">
            <text:p>7.266667</text:p>
          </table:table-cell>
          <table:table-cell office:value-type="float" office:value="7.6" table:style-name="ce1">
            <text:p>7.6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4333330000000002" table:style-name="ce1">
            <text:p>7.433333</text:p>
          </table:table-cell>
          <table:table-cell table:number-columns-repeated="16372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-0.33333299999999999" table:style-name="ce1">
            <text:p>-0.3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1" table:style-name="ce1">
            <text:p>8.1</text:p>
          </table:table-cell>
          <table:table-cell office:value-type="float" office:value="8.6" table:style-name="ce1">
            <text:p>8.6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6" table:style-name="ce1">
            <text:p>7.6</text:p>
          </table:table-cell>
          <table:table-cell office:value-type="float" office:value="8.766667" table:style-name="ce1">
            <text:p>8.766667</text:p>
          </table:table-cell>
          <table:table-cell office:value-type="float" office:value="7.6" table:style-name="ce1">
            <text:p>7.6</text:p>
          </table:table-cell>
          <table:table-cell office:value-type="float" office:value="7.9" table:style-name="ce1">
            <text:p>7.9</text:p>
          </table:table-cell>
          <table:table-cell office:value-type="float" office:value="7.9333330000000002" table:style-name="ce1">
            <text:p>7.933333</text:p>
          </table:table-cell>
          <table:table-cell office:value-type="float" office:value="7.7" table:style-name="ce1">
            <text:p>7.7</text:p>
          </table:table-cell>
          <table:table-cell table:number-columns-repeated="16372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-0.76666699999999999" table:style-name="ce1">
            <text:p>-0.766667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4" table:style-name="ce1">
            <text:p>8.4</text:p>
          </table:table-cell>
          <table:table-cell office:value-type="float" office:value="7.733333" table:style-name="ce1">
            <text:p>7.733333</text:p>
          </table:table-cell>
          <table:table-cell office:value-type="float" office:value="8.1666670000000003" table:style-name="ce1">
            <text:p>8.166667</text:p>
          </table:table-cell>
          <table:table-cell office:value-type="float" office:value="7.7" table:style-name="ce1">
            <text:p>7.7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-0.86666699999999997" table:style-name="ce1">
            <text:p>-0.866667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4" table:style-name="ce1">
            <text:p>7.4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9666670000000002" table:style-name="ce1">
            <text:p>7.966667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233333" table:style-name="ce1">
            <text:p>8.233333</text:p>
          </table:table-cell>
          <table:table-cell office:value-type="float" office:value="8.733333" table:style-name="ce1">
            <text:p>8.733333</text:p>
          </table:table-cell>
          <table:table-cell office:value-type="float" office:value="8.3666669999999996" table:style-name="ce1">
            <text:p>8.366667</text:p>
          </table:table-cell>
          <table:table-cell table:number-columns-repeated="16372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-0.13333300000000001" table:style-name="ce1">
            <text:p>-0.133333</text:p>
          </table:table-cell>
          <table:table-cell office:value-type="float" office:value="8.3333329999999997" table:style-name="ce1">
            <text:p>8.333333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7.4" table:style-name="ce1">
            <text:p>7.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.8" table:style-name="ce1">
            <text:p>7.8</text:p>
          </table:table-cell>
          <table:table-cell office:value-type="float" office:value="7.3" table:style-name="ce1">
            <text:p>7.3</text:p>
          </table:table-cell>
          <table:table-cell office:value-type="float" office:value="7.8" table:style-name="ce1">
            <text:p>7.8</text:p>
          </table:table-cell>
          <table:table-cell office:value-type="float" office:value="8.0666670000000007" table:style-name="ce1">
            <text:p>8.066667</text:p>
          </table:table-cell>
          <table:table-cell office:value-type="float" office:value="7.0666669999999998" table:style-name="ce1">
            <text:p>7.066667</text:p>
          </table:table-cell>
          <table:table-cell table:number-columns-repeated="16372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8.1333330000000004" table:style-name="ce1">
            <text:p>8.133333</text:p>
          </table:table-cell>
          <table:table-cell office:value-type="float" office:value="8" table:style-name="ce1">
            <text:p>8</text:p>
          </table:table-cell>
          <table:table-cell office:value-type="float" office:value="7.733333" table:style-name="ce1">
            <text:p>7.733333</text:p>
          </table:table-cell>
          <table:table-cell office:value-type="float" office:value="7.6333330000000004" table:style-name="ce1">
            <text:p>7.633333</text:p>
          </table:table-cell>
          <table:table-cell office:value-type="float" office:value="8.0333330000000007" table:style-name="ce1">
            <text:p>8.033333</text:p>
          </table:table-cell>
          <table:table-cell office:value-type="float" office:value="7.5" table:style-name="ce1">
            <text:p>7.5</text:p>
          </table:table-cell>
          <table:table-cell office:value-type="float" office:value="7.4333330000000002" table:style-name="ce1">
            <text:p>7.433333</text:p>
          </table:table-cell>
          <table:table-cell office:value-type="float" office:value="8" table:style-name="ce1">
            <text:p>8</text:p>
          </table:table-cell>
          <table:table-cell office:value-type="float" office:value="8.3666669999999996" table:style-name="ce1">
            <text:p>8.366667</text:p>
          </table:table-cell>
          <table:table-cell office:value-type="float" office:value="8.1999999999999993" table:style-name="ce1">
            <text:p>8.2</text:p>
          </table:table-cell>
          <table:table-cell table:number-columns-repeated="16372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Mono" svg:font-family="&quot;Liberation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Gilmar Jeronimo</dc:creator>
    <meta:creation-date>2019-03-28T10:47:48Z</meta:creation-date>
    <dc:date>2019-04-05T12:11:06Z</dc:date>
    <meta:editing-cycles>2</meta:editing-cycles>
    <meta:editing-duration>PT45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039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0394in" svg:stroke-color="#004586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0394in" svg:stroke-color="#ff420e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0394in" svg:stroke-color="#ffd320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0394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0394in" svg:stroke-color="#7e0021" svg:stroke-opacity="100%" draw:stroke-linejoin="round" svg:stroke-linecap="round"/>
    </style:style>
    <style:style style:family="chart" style:name="G0S5">
      <style:chart-properties chart:symbol-type="none" chart:connect-bars="false" chart:interpolation="cubic-spline" chart:solid-type="cuboid"/>
      <style:graphic-properties draw:fill="none" draw:stroke="solid" svg:stroke-width="0.00394in" svg:stroke-color="#83caff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interpolation="cubic-spline" chart:solid-type="cuboid"/>
      <style:graphic-properties draw:fill="none" draw:stroke="solid" svg:stroke-width="0.00394in" svg:stroke-color="#314004" svg:stroke-opacity="100%" draw:stroke-linejoin="round" svg:stroke-linecap="round"/>
    </style:style>
    <style:style style:family="chart" style:name="G0S7">
      <style:chart-properties chart:symbol-type="none" chart:connect-bars="false" chart:interpolation="cubic-spline" chart:solid-type="cuboid"/>
      <style:graphic-properties draw:fill="none" draw:stroke="solid" svg:stroke-width="0.00394in" svg:stroke-color="#aecf00" svg:stroke-opacity="100%" draw:stroke-linejoin="round" svg:stroke-linecap="round"/>
    </style:style>
    <style:style style:family="chart" style:name="G0S8">
      <style:chart-properties chart:symbol-type="none" chart:connect-bars="false" chart:interpolation="cubic-spline" chart:solid-type="cuboid"/>
      <style:graphic-properties draw:fill="none" draw:stroke="solid" svg:stroke-width="0.00394in" svg:stroke-color="#4b1f6f" svg:stroke-opacity="100%" draw:stroke-linejoin="round" svg:stroke-linecap="round"/>
    </style:style>
    <style:style style:family="chart" style:name="G0S9">
      <style:chart-properties chart:symbol-type="none" chart:connect-bars="false" chart:interpolation="cubic-spline" chart:solid-type="cuboid"/>
      <style:graphic-properties draw:fill="none" draw:stroke="solid" svg:stroke-width="0.00394in" svg:stroke-color="#ff950e" svg:stroke-opacity="100%" draw:stroke-linejoin="round" svg:stroke-linecap="round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solid" svg:stroke-width="0.00394in" svg:stroke-color="#b3b3b3" svg:stroke-opacity="100%"/>
    </style:style>
    <style:style style:family="chart" style:name="G0S10">
      <style:chart-properties chart:symbol-type="none" chart:connect-bars="false" chart:interpolation="cubic-spline" chart:solid-type="cuboid"/>
      <style:graphic-properties draw:fill="none" draw:stroke="solid" svg:stroke-width="0.00394in" svg:stroke-color="#c5000b" svg:stroke-opacity="100%" draw:stroke-linejoin="round" svg:stroke-linecap="round"/>
    </style:style>
  </office:automatic-styles>
  <office:body>
    <office:chart>
      <chart:chart chart:class="chart:scatter" svg:height="361.1908661417322pt" svg:width="641.6503149606298pt" chart:style-name="Crt0">
        <chart:title chart:style-name="CT00">
          <text:p text:style-name="a0" text:class-names="" text:cond-style-name="">Variação do Parâmetro Alpha (30 TRIALS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édia de Gol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úmero de Partidas</text:p>
            </chart:title>
          </chart:axis>
          <chart:series chart:label-cell-address="X.$B$1" chart:values-cell-range-address="X.$B$2:.$B$500" chart:class="chart:scatter" chart:attached-axis="primary-y" chart:style-name="G0S0">
            <chart:domain table:cell-range-address="X.$A$2:.$A$500"/>
            <chart:data-point chart:repeated="499"/>
          </chart:series>
          <chart:series chart:label-cell-address="X.$C$1" chart:values-cell-range-address="X.$C$2:.$C$500" chart:class="chart:scatter" chart:attached-axis="primary-y" chart:style-name="G0S1">
            <chart:domain table:cell-range-address="X.$A$2:.$A$500"/>
            <chart:data-point chart:repeated="499"/>
          </chart:series>
          <chart:series chart:label-cell-address="X.$D$1" chart:values-cell-range-address="X.$D$2:.$D$500" chart:class="chart:scatter" chart:attached-axis="primary-y" chart:style-name="G0S2">
            <chart:domain table:cell-range-address="X.$A$2:.$A$500"/>
            <chart:data-point chart:repeated="499"/>
          </chart:series>
          <chart:series chart:label-cell-address="Y.$D$1" chart:values-cell-range-address="Y.$D$2:.$D$500" chart:class="chart:scatter" chart:attached-axis="primary-y" chart:style-name="G0S3">
            <chart:domain table:cell-range-address="X.$A$2:.$A$500"/>
            <chart:data-point chart:repeated="499"/>
          </chart:series>
          <chart:series chart:label-cell-address="Y.$E$1" chart:values-cell-range-address="Y.$E$2:.$E$500" chart:class="chart:scatter" chart:attached-axis="primary-y" chart:style-name="G0S4">
            <chart:domain table:cell-range-address="X.$A$2:.$A$500"/>
            <chart:data-point chart:repeated="499"/>
          </chart:series>
          <chart:series chart:label-cell-address="Y.$F$1" chart:values-cell-range-address="Y.$F$2:.$F$500" chart:class="chart:scatter" chart:attached-axis="primary-y" chart:style-name="G0S5">
            <chart:domain table:cell-range-address="X.$A$2:.$A$500"/>
            <chart:data-point chart:repeated="499"/>
          </chart:series>
          <chart:series chart:label-cell-address="X.$H$1" chart:values-cell-range-address="X.$H$2:.$H$500" chart:class="chart:scatter" chart:attached-axis="primary-y" chart:style-name="G0S6">
            <chart:domain table:cell-range-address="X.$A$2:.$A$500"/>
            <chart:data-point chart:repeated="499"/>
          </chart:series>
          <chart:series chart:label-cell-address="X.$I$1" chart:values-cell-range-address="X.$I$2:.$I$500" chart:class="chart:scatter" chart:attached-axis="primary-y" chart:style-name="G0S7">
            <chart:domain table:cell-range-address="X.$A$2:.$A$500"/>
            <chart:data-point chart:repeated="499"/>
          </chart:series>
          <chart:series chart:label-cell-address="X.$J$1" chart:values-cell-range-address="X.$J$2:.$J$500" chart:class="chart:scatter" chart:attached-axis="primary-y" chart:style-name="G0S8">
            <chart:domain table:cell-range-address="X.$A$2:.$A$500"/>
            <chart:data-point chart:repeated="499"/>
          </chart:series>
          <chart:series chart:label-cell-address="X.$K$1" chart:values-cell-range-address="X.$K$2:.$K$500" chart:class="chart:scatter" chart:attached-axis="primary-y" chart:style-name="G0S9">
            <chart:domain table:cell-range-address="X.$A$2:.$A$500"/>
            <chart:data-point chart:repeated="499"/>
          </chart:series>
          <chart:series chart:label-cell-address="X.$L$1" chart:values-cell-range-address="X.$L$2:.$L$500" chart:class="chart:scatter" chart:attached-axis="primary-y" chart:style-name="G0S10">
            <chart:domain table:cell-range-address="X.$A$2:.$A$500"/>
            <chart:data-point chart:repeated="49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0694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0694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0694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0694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0694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23.7pt" svg:width="468.6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Gráfico.$D$1" chart:values-cell-range-address="Gráfico.$D$2:.$D$99" chart:class="chart:scatter" chart:attached-axis="primary-y" chart:style-name="G0S0">
            <chart:domain table:cell-range-address="Gráfico.$A$2:.$A$99"/>
            <chart:data-point chart:repeated="98"/>
          </chart:series>
          <chart:series chart:label-cell-address="Gráfico.$F$1" chart:values-cell-range-address="Gráfico.$F$2:.$F$99" chart:class="chart:scatter" chart:attached-axis="primary-y" chart:style-name="G0S1">
            <chart:domain table:cell-range-address="Gráfico.$A$2:.$A$99"/>
            <chart:data-point chart:repeated="98"/>
          </chart:series>
          <chart:series chart:label-cell-address="Gráfico.$H$1" chart:values-cell-range-address="Gráfico.$H$2:.$H$99" chart:class="chart:scatter" chart:attached-axis="primary-y" chart:style-name="G0S2">
            <chart:domain table:cell-range-address="Gráfico.$A$2:.$A$99"/>
            <chart:data-point chart:repeated="98"/>
          </chart:series>
          <chart:series chart:label-cell-address="Gráfico.$J$1" chart:values-cell-range-address="Gráfico.$J$2:.$J$99" chart:class="chart:scatter" chart:attached-axis="primary-y" chart:style-name="G0S3">
            <chart:domain table:cell-range-address="Gráfico.$A$2:.$A$99"/>
            <chart:data-point chart:repeated="98"/>
          </chart:series>
          <chart:series chart:label-cell-address="Gráfico.$L$1" chart:values-cell-range-address="Gráfico.$L$2:.$L$99" chart:class="chart:scatter" chart:attached-axis="primary-y" chart:style-name="G0S4">
            <chart:domain table:cell-range-address="Gráfico.$A$2:.$A$99"/>
            <chart:data-point chart:repeated="9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